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005cm"/>
    </style:style>
    <style:style style:name="Tableau2.B" style:family="table-column">
      <style:table-column-properties style:column-width="2.487cm"/>
    </style:style>
    <style:style style:name="Tableau2.C" style:family="table-column">
      <style:table-column-properties style:column-width="6.706cm"/>
    </style:style>
    <style:style style:name="Tableau2.D" style:family="table-column">
      <style:table-column-properties style:column-width="3.401cm"/>
    </style:style>
    <style:style style:name="Tableau2.E" style:family="table-column">
      <style:table-column-properties style:column-width="3.413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837d0" officeooo:paragraph-rsid="000837d0"/>
    </style:style>
    <style:style style:name="P2" style:family="paragraph" style:parent-style-name="Text_20_body">
      <style:text-properties officeooo:paragraph-rsid="000c8771"/>
    </style:style>
    <style:style style:name="P3" style:family="paragraph" style:parent-style-name="Text_20_body">
      <style:text-properties officeooo:paragraph-rsid="0017f8d5"/>
    </style:style>
    <style:style style:name="P4" style:family="paragraph" style:parent-style-name="Text_20_body">
      <style:text-properties officeooo:rsid="0017f8d5" officeooo:paragraph-rsid="0017f8d5"/>
    </style:style>
    <style:style style:name="P5" style:family="paragraph" style:parent-style-name="Text_20_body">
      <style:text-properties officeooo:rsid="00180e05" officeooo:paragraph-rsid="00180e05"/>
    </style:style>
    <style:style style:name="P6" style:family="paragraph" style:parent-style-name="Text_20_body">
      <style:text-properties officeooo:rsid="001fd1d2" officeooo:paragraph-rsid="001fd1d2"/>
    </style:style>
    <style:style style:name="P7" style:family="paragraph" style:parent-style-name="Text_20_body">
      <style:text-properties officeooo:paragraph-rsid="001fd1d2"/>
    </style:style>
    <style:style style:name="P8" style:family="paragraph" style:parent-style-name="Text_20_body">
      <style:text-properties officeooo:rsid="0020229b" officeooo:paragraph-rsid="0020229b"/>
    </style:style>
    <style:style style:name="P9" style:family="paragraph" style:parent-style-name="Subtitle">
      <style:paragraph-properties fo:break-before="page"/>
    </style:style>
    <style:style style:name="P10" style:family="paragraph" style:parent-style-name="List_20_Contents">
      <style:paragraph-properties fo:margin-left="0cm" fo:margin-right="0cm" fo:text-indent="0cm" style:auto-text-indent="false"/>
      <style:text-properties officeooo:rsid="000bdabd" officeooo:paragraph-rsid="000bdabd"/>
    </style:style>
    <style:style style:name="P11" style:family="paragraph" style:parent-style-name="List_20_Contents">
      <style:paragraph-properties fo:margin-left="0cm" fo:margin-right="0cm" fo:text-indent="0cm" style:auto-text-indent="false"/>
      <style:text-properties officeooo:rsid="000cca17" officeooo:paragraph-rsid="000cca17"/>
    </style:style>
    <style:style style:name="P12" style:family="paragraph" style:parent-style-name="Preformatted_20_Text">
      <style:text-properties officeooo:rsid="00180e05" officeooo:paragraph-rsid="00180e05"/>
    </style:style>
    <style:style style:name="P13" style:family="paragraph" style:parent-style-name="Preformatted_20_Text">
      <style:text-properties officeooo:rsid="001c39ce" officeooo:paragraph-rsid="001c39ce"/>
    </style:style>
    <style:style style:name="P14" style:family="paragraph" style:parent-style-name="Preformatted_20_Text">
      <style:text-properties officeooo:rsid="0020229b" officeooo:paragraph-rsid="0020229b"/>
    </style:style>
    <style:style style:name="P15" style:family="paragraph" style:parent-style-name="Table_20_Contents">
      <style:paragraph-properties fo:text-align="justify" style:justify-single-word="false"/>
      <style:text-properties officeooo:rsid="0017f8d5" officeooo:paragraph-rsid="0017f8d5" style:font-size-asian="10.5pt"/>
    </style:style>
    <style:style style:name="P16"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ext-properties fo:font-weight="normal" officeooo:rsid="00109e72" officeooo:paragraph-rsid="000da35d" style:font-weight-asian="normal" style:font-weight-complex="normal"/>
    </style:style>
    <style:style style:name="P17" style:family="paragraph" style:parent-style-name="Text_20_body">
      <style:text-properties fo:font-weight="normal" officeooo:rsid="00109e72" officeooo:paragraph-rsid="000da35d" style:font-weight-asian="normal" style:font-weight-complex="normal"/>
    </style:style>
    <style:style style:name="P18" style:family="paragraph" style:parent-style-name="Text_20_body">
      <style:text-properties fo:font-weight="normal" officeooo:rsid="00237a2f" officeooo:paragraph-rsid="00237a2f" style:font-weight-asian="normal" style:font-weight-complex="normal"/>
    </style:style>
    <style:style style:name="P19" style:family="paragraph" style:parent-style-name="Text_20_body">
      <style:text-properties fo:font-weight="normal" officeooo:rsid="00245d50" officeooo:paragraph-rsid="00245d50" style:font-weight-asian="normal" style:font-weight-complex="normal"/>
    </style:style>
    <style:style style:name="P20" style:family="paragraph" style:parent-style-name="Text_20_body">
      <style:text-properties fo:font-weight="normal" officeooo:rsid="00256292" officeooo:paragraph-rsid="00256292" style:font-weight-asian="normal" style:font-weight-complex="normal"/>
    </style:style>
    <style:style style:name="P21" style:family="paragraph" style:parent-style-name="Text_20_body">
      <style:text-properties fo:font-weight="normal" officeooo:rsid="0027a4a6" officeooo:paragraph-rsid="0027a4a6" style:font-weight-asian="normal" style:font-weight-complex="normal"/>
    </style:style>
    <style:style style:name="P22" style:family="paragraph" style:parent-style-name="Text_20_body">
      <style:text-properties fo:font-weight="normal" officeooo:rsid="002d460e" officeooo:paragraph-rsid="002d460e" style:font-weight-asian="normal" style:font-weight-complex="normal"/>
    </style:style>
    <style:style style:name="P23" style:family="paragraph" style:parent-style-name="Text_20_body" style:list-style-name="L9">
      <style:text-properties fo:font-weight="normal" officeooo:rsid="002d460e" officeooo:paragraph-rsid="002d460e" style:font-weight-asian="normal" style:font-weight-complex="normal"/>
    </style:style>
    <style:style style:name="P24" style:family="paragraph" style:parent-style-name="Text_20_body">
      <style:text-properties fo:font-weight="normal" officeooo:rsid="002f2c21" officeooo:paragraph-rsid="002f2c21" style:font-weight-asian="normal" style:font-weight-complex="normal"/>
    </style:style>
    <style:style style:name="P25" style:family="paragraph" style:parent-style-name="Text_20_body">
      <style:text-properties fo:font-weight="normal" officeooo:rsid="0036a535" officeooo:paragraph-rsid="0036a535" style:font-weight-asian="normal" style:font-weight-complex="normal"/>
    </style:style>
    <style:style style:name="P26" style:family="paragraph" style:parent-style-name="Text_20_body">
      <style:text-properties fo:font-weight="normal" officeooo:rsid="0037e027" officeooo:paragraph-rsid="0037e027" style:font-weight-asian="normal" style:font-weight-complex="normal"/>
    </style:style>
    <style:style style:name="P27" style:family="paragraph" style:parent-style-name="Text_20_body">
      <style:text-properties fo:font-weight="normal" officeooo:rsid="0039555c" officeooo:paragraph-rsid="0039555c" style:font-weight-asian="normal" style:font-weight-complex="normal"/>
    </style:style>
    <style:style style:name="P28" style:family="paragraph" style:parent-style-name="Text_20_body">
      <style:text-properties fo:font-weight="normal" officeooo:rsid="003a4b79" officeooo:paragraph-rsid="003a4b79" style:font-weight-asian="normal" style:font-weight-complex="normal"/>
    </style:style>
    <style:style style:name="P29" style:family="paragraph" style:parent-style-name="Text_20_body">
      <style:text-properties fo:font-weight="bold" officeooo:rsid="0017f8d5" officeooo:paragraph-rsid="0017f8d5" style:font-weight-asian="bold" style:font-weight-complex="bold"/>
    </style:style>
    <style:style style:name="P30" style:family="paragraph" style:parent-style-name="Text_20_body" style:list-style-name="L8">
      <style:text-properties fo:font-weight="bold" officeooo:rsid="002b1066" officeooo:paragraph-rsid="002b1066" style:font-weight-asian="bold" style:font-weight-complex="bold"/>
    </style:style>
    <style:style style:name="P31" style:family="paragraph" style:parent-style-name="Text_20_body">
      <style:text-properties fo:font-weight="bold" officeooo:rsid="002b1066" officeooo:paragraph-rsid="002b1066" style:font-weight-asian="bold" style:font-weight-complex="bold"/>
    </style:style>
    <style:style style:name="P32" style:family="paragraph" style:parent-style-name="Text_20_body">
      <style:text-properties fo:font-weight="bold" officeooo:rsid="0034d678" officeooo:paragraph-rsid="0034d678" style:font-weight-asian="bold" style:font-weight-complex="bold"/>
    </style:style>
    <style:style style:name="P33" style:family="paragraph" style:parent-style-name="Text_20_body">
      <style:text-properties fo:font-weight="bold" officeooo:rsid="0037e027" officeooo:paragraph-rsid="0037e027" style:font-weight-asian="bold" style:font-weight-complex="bold"/>
    </style:style>
    <style:style style:name="P34" style:family="paragraph" style:parent-style-name="Text_20_body" style:list-style-name="L8">
      <style:text-properties fo:font-weight="bold" officeooo:rsid="0039555c" officeooo:paragraph-rsid="0039555c" style:font-weight-asian="bold" style:font-weight-complex="bold"/>
    </style:style>
    <style:style style:name="P35" style:family="paragraph" style:parent-style-name="Text_20_body">
      <style:text-properties fo:font-style="normal" fo:font-weight="normal" officeooo:rsid="0020229b" officeooo:paragraph-rsid="0020229b" style:font-style-asian="normal" style:font-weight-asian="normal" style:font-style-complex="normal" style:font-weight-complex="normal"/>
    </style:style>
    <style:style style:name="P36" style:family="paragraph" style:parent-style-name="Text_20_body">
      <style:text-properties fo:font-style="normal" fo:font-weight="normal" officeooo:rsid="0040dd75" officeooo:paragraph-rsid="0040dd75" style:font-style-asian="normal" style:font-weight-asian="normal" style:font-style-complex="normal" style:font-weight-complex="normal"/>
    </style:style>
    <style:style style:name="P37" style:family="paragraph" style:parent-style-name="Text_20_body">
      <style:text-properties fo:font-style="normal" fo:font-weight="normal" officeooo:rsid="0041f3b9" officeooo:paragraph-rsid="0041f3b9" style:font-style-asian="normal" style:font-weight-asian="normal" style:font-style-complex="normal" style:font-weight-complex="normal"/>
    </style:style>
    <style:style style:name="P38" style:family="paragraph" style:parent-style-name="Text_20_body">
      <style:text-properties fo:font-style="normal" fo:font-weight="normal" officeooo:rsid="004218ef" officeooo:paragraph-rsid="004218ef" style:font-style-asian="normal" style:font-weight-asian="normal" style:font-style-complex="normal" style:font-weight-complex="normal"/>
    </style:style>
    <style:style style:name="P39" style:family="paragraph" style:parent-style-name="Text_20_body">
      <style:text-properties fo:font-style="normal" officeooo:rsid="0040dd75" officeooo:paragraph-rsid="0040dd75" style:font-style-asian="normal" style:font-style-complex="normal"/>
    </style:style>
    <style:style style:name="P40" style:family="paragraph" style:parent-style-name="Text_20_body">
      <style:text-properties officeooo:rsid="0020229b" officeooo:paragraph-rsid="0020229b"/>
    </style:style>
    <style:style style:name="P41" style:family="paragraph" style:parent-style-name="Text_20_body">
      <style:text-properties officeooo:rsid="001c39ce" officeooo:paragraph-rsid="001c39ce"/>
    </style:style>
    <style:style style:name="P42" style:family="paragraph" style:parent-style-name="Text_20_body">
      <style:text-properties officeooo:paragraph-rsid="00207ad7"/>
    </style:style>
    <style:style style:name="P43" style:family="paragraph" style:parent-style-name="Text_20_body">
      <style:text-properties officeooo:rsid="0022de62" officeooo:paragraph-rsid="0022de62"/>
    </style:style>
    <style:style style:name="P44" style:family="paragraph" style:parent-style-name="Text_20_body" style:list-style-name="L4">
      <style:text-properties officeooo:rsid="0022de62" officeooo:paragraph-rsid="0022de62"/>
    </style:style>
    <style:style style:name="P45" style:family="paragraph" style:parent-style-name="Text_20_body">
      <style:text-properties officeooo:rsid="0022f181" officeooo:paragraph-rsid="0022f181"/>
    </style:style>
    <style:style style:name="P46" style:family="paragraph" style:parent-style-name="Text_20_body">
      <style:text-properties officeooo:paragraph-rsid="0022f181"/>
    </style:style>
    <style:style style:name="P47" style:family="paragraph" style:parent-style-name="Text_20_body">
      <style:text-properties officeooo:rsid="00237a2f" officeooo:paragraph-rsid="00237a2f"/>
    </style:style>
    <style:style style:name="P48" style:family="paragraph" style:parent-style-name="Text_20_body" style:list-style-name="L5">
      <style:text-properties officeooo:rsid="00237a2f" officeooo:paragraph-rsid="00237a2f"/>
    </style:style>
    <style:style style:name="P49" style:family="paragraph" style:parent-style-name="Text_20_body">
      <style:text-properties officeooo:paragraph-rsid="00237a2f"/>
    </style:style>
    <style:style style:name="P50" style:family="paragraph" style:parent-style-name="Text_20_body">
      <style:text-properties officeooo:paragraph-rsid="00256292"/>
    </style:style>
    <style:style style:name="P51" style:family="paragraph" style:parent-style-name="Text_20_body" style:list-style-name="L6">
      <style:text-properties officeooo:rsid="00293c69" officeooo:paragraph-rsid="00293c69"/>
    </style:style>
    <style:style style:name="P52" style:family="paragraph" style:parent-style-name="Text_20_body" style:list-style-name="L7">
      <style:text-properties officeooo:rsid="00293c69" officeooo:paragraph-rsid="00293c69"/>
    </style:style>
    <style:style style:name="P53" style:family="paragraph" style:parent-style-name="Text_20_body" style:list-style-name="L8">
      <style:text-properties officeooo:rsid="00293c69" officeooo:paragraph-rsid="002b1066"/>
    </style:style>
    <style:style style:name="P54" style:family="paragraph" style:parent-style-name="Text_20_body">
      <style:text-properties officeooo:paragraph-rsid="00293c69"/>
    </style:style>
    <style:style style:name="P55" style:family="paragraph" style:parent-style-name="Text_20_body" style:list-style-name="L8">
      <style:text-properties officeooo:rsid="002b1066" officeooo:paragraph-rsid="002b1066"/>
    </style:style>
    <style:style style:name="P56" style:family="paragraph" style:parent-style-name="Text_20_body" style:list-style-name="L6">
      <style:text-properties officeooo:rsid="002b1066" officeooo:paragraph-rsid="002b1066"/>
    </style:style>
    <style:style style:name="P57" style:family="paragraph" style:parent-style-name="Text_20_body">
      <style:text-properties officeooo:rsid="002c7575" officeooo:paragraph-rsid="002c7575"/>
    </style:style>
    <style:style style:name="P58" style:family="paragraph" style:parent-style-name="Text_20_body">
      <style:text-properties officeooo:paragraph-rsid="002c7575"/>
    </style:style>
    <style:style style:name="P59" style:family="paragraph" style:parent-style-name="Text_20_body">
      <style:text-properties officeooo:rsid="002d460e" officeooo:paragraph-rsid="002d460e"/>
    </style:style>
    <style:style style:name="P60" style:family="paragraph" style:parent-style-name="Text_20_body">
      <style:text-properties officeooo:rsid="002d460e" officeooo:paragraph-rsid="002f2c21"/>
    </style:style>
    <style:style style:name="P61" style:family="paragraph" style:parent-style-name="Text_20_body">
      <style:text-properties officeooo:rsid="002d460e" officeooo:paragraph-rsid="0036a535"/>
    </style:style>
    <style:style style:name="P62" style:family="paragraph" style:parent-style-name="Text_20_body">
      <style:text-properties officeooo:rsid="002e6715" officeooo:paragraph-rsid="002f2c21"/>
    </style:style>
    <style:style style:name="P63" style:family="paragraph" style:parent-style-name="Text_20_body">
      <style:text-properties officeooo:paragraph-rsid="002f2c21"/>
    </style:style>
    <style:style style:name="P64" style:family="paragraph" style:parent-style-name="Text_20_body">
      <style:text-properties officeooo:paragraph-rsid="0036a535"/>
    </style:style>
    <style:style style:name="P65" style:family="paragraph" style:parent-style-name="Text_20_body">
      <style:text-properties officeooo:paragraph-rsid="0039555c"/>
    </style:style>
    <style:style style:name="P66" style:family="paragraph" style:parent-style-name="Text_20_body">
      <style:text-properties officeooo:rsid="003c1321" officeooo:paragraph-rsid="003c1321"/>
    </style:style>
    <style:style style:name="P67" style:family="paragraph" style:parent-style-name="Text_20_body">
      <style:text-properties officeooo:rsid="003d37ec" officeooo:paragraph-rsid="003d37ec"/>
    </style:style>
    <style:style style:name="P68" style:family="paragraph" style:parent-style-name="Text_20_body">
      <style:text-properties officeooo:rsid="00405572" officeooo:paragraph-rsid="00405572"/>
    </style:style>
    <style:style style:name="P69" style:family="paragraph" style:parent-style-name="Text_20_body">
      <style:text-properties officeooo:rsid="0040dd75"/>
    </style:style>
    <style:style style:name="P70" style:family="paragraph" style:parent-style-name="Text_20_body">
      <style:text-properties officeooo:rsid="0040dd75" officeooo:paragraph-rsid="0040dd75"/>
    </style:style>
    <style:style style:name="P71" style:family="paragraph" style:parent-style-name="Text_20_body" style:list-style-name="L9">
      <style:paragraph-properties fo:break-before="page"/>
      <style:text-properties fo:font-weight="normal" officeooo:rsid="002d460e" officeooo:paragraph-rsid="002d460e" style:font-weight-asian="normal" style:font-weight-complex="normal"/>
    </style:style>
    <style:style style:name="P72" style:family="paragraph" style:parent-style-name="Text_20_body" style:master-page-name="">
      <style:paragraph-properties fo:margin-left="0cm" fo:margin-right="0cm" fo:text-indent="0cm" style:auto-text-indent="false" style:page-number="auto"/>
      <style:text-properties fo:font-style="normal" fo:font-weight="normal" officeooo:rsid="00172e09" officeooo:paragraph-rsid="00172e09" style:font-style-asian="normal" style:font-weight-asian="normal" style:font-style-complex="normal" style:font-weight-complex="normal"/>
    </style:style>
    <style:style style:name="P73" style:family="paragraph" style:parent-style-name="Text_20_body" style:master-page-name="">
      <style:paragraph-properties fo:margin-left="0cm" fo:margin-right="0cm" fo:text-indent="0cm" style:auto-text-indent="false" style:page-number="auto"/>
      <style:text-properties officeooo:rsid="001254c7" officeooo:paragraph-rsid="001254c7"/>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indent="0cm" style:auto-text-indent="false"/>
      <style:text-properties officeooo:rsid="001254c7" officeooo:paragraph-rsid="001254c7"/>
    </style:style>
    <style:style style:name="P76" style:family="paragraph" style:parent-style-name="Text_20_body">
      <style:paragraph-properties fo:margin-left="0cm" fo:margin-right="0cm" fo:text-indent="0cm" style:auto-text-indent="false"/>
      <style:text-properties officeooo:rsid="00127019" officeooo:paragraph-rsid="00127019"/>
    </style:style>
    <style:style style:name="P77" style:family="paragraph" style:parent-style-name="Text_20_body">
      <style:paragraph-properties fo:margin-left="0cm" fo:margin-right="0cm" fo:text-indent="0cm" style:auto-text-indent="false"/>
      <style:text-properties officeooo:rsid="00127019" officeooo:paragraph-rsid="0022f181"/>
    </style:style>
    <style:style style:name="P78" style:family="paragraph" style:parent-style-name="Text_20_body">
      <style:paragraph-properties fo:margin-left="0cm" fo:margin-right="0cm" fo:text-indent="0cm" style:auto-text-indent="false"/>
      <style:text-properties fo:font-style="normal" officeooo:rsid="00127019" officeooo:paragraph-rsid="00127019" style:font-style-asian="normal" style:font-style-complex="normal"/>
    </style:style>
    <style:style style:name="P7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133cfa" officeooo:paragraph-rsid="00133cfa"/>
    </style:style>
    <style:style style:name="P8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11f49f" officeooo:paragraph-rsid="0011f49f"/>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c8771"/>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ab-stops>
          <style:tab-stop style:position="0.079cm"/>
        </style:tab-stops>
      </style:paragraph-properties>
      <style:text-properties officeooo:rsid="00109e72" officeooo:paragraph-rsid="00109e72"/>
    </style:style>
    <style:style style:name="P8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079cm"/>
        </style:tab-stops>
      </style:paragraph-properties>
      <style:text-properties officeooo:rsid="00109e72" officeooo:paragraph-rsid="00109e72"/>
    </style:style>
    <style:style style:name="P8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079cm"/>
        </style:tab-stops>
      </style:paragraph-properties>
      <style:text-properties fo:font-weight="normal" officeooo:rsid="00109e72" officeooo:paragraph-rsid="00109e72" style:font-weight-asian="normal" style:font-weight-complex="normal"/>
    </style:style>
    <style:style style:name="P8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079cm"/>
        </style:tab-stops>
      </style:paragraph-properties>
      <style:text-properties fo:font-weight="normal" officeooo:rsid="0011f49f" officeooo:paragraph-rsid="0011f49f" style:font-weight-asian="normal" style:font-weight-complex="normal"/>
    </style:style>
    <style:style style:name="P8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0c8771" officeooo:paragraph-rsid="000c8771"/>
    </style:style>
    <style:style style:name="P8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0da35d" officeooo:paragraph-rsid="000da35d"/>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0bdabd" officeooo:paragraph-rsid="000c8771"/>
    </style:style>
    <style:style style:name="P8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0837d0"/>
    </style:style>
    <style:style style:name="P90" style:family="paragraph" style:parent-style-name="Text_20_body" style:list-style-name="L2" style:master-page-name="">
      <loext:graphic-properties draw:fill="none"/>
      <style:paragraph-properties fo:margin-left="0cm" fo:margin-right="0cm" fo:margin-top="0cm" fo:margin-bottom="0.247cm" loext:contextual-spacing="false" fo:line-height="120%" fo:text-align="justify" style:justify-single-word="false" fo:text-indent="0.801cm" style:auto-text-indent="false" style:page-number="auto" fo:background-color="transparent"/>
      <style:text-properties fo:font-style="normal" fo:font-weight="normal" officeooo:rsid="00172e09" officeooo:paragraph-rsid="00172e09" style:font-style-asian="normal" style:font-weight-asian="normal" style:font-style-complex="normal" style:font-weight-complex="normal"/>
    </style:style>
    <style:style style:name="P91"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0.801cm" style:auto-text-indent="false" fo:background-color="transparent"/>
      <style:text-properties fo:font-style="normal" fo:font-weight="normal" officeooo:rsid="00172e09" officeooo:paragraph-rsid="00172e09" style:font-style-asian="normal" style:font-weight-asian="normal" style:font-style-complex="normal" style:font-weight-complex="normal"/>
    </style:style>
    <style:style style:name="P92"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0.801cm" style:auto-text-indent="false" fo:background-color="transparent"/>
      <style:text-properties officeooo:rsid="00172e09" officeooo:paragraph-rsid="00172e09"/>
    </style:style>
    <style:style style:name="P93" style:family="paragraph" style:parent-style-name="Text_20_body" style:master-page-name="">
      <loext:graphic-properties draw:fill="none"/>
      <style:paragraph-properties fo:margin-left="-0.101cm" fo:margin-right="0cm" fo:margin-top="0cm" fo:margin-bottom="0.247cm" loext:contextual-spacing="false" fo:line-height="120%" fo:text-align="justify" style:justify-single-word="false" fo:text-indent="0cm" style:auto-text-indent="false" style:page-number="auto" fo:background-color="transparent"/>
      <style:text-properties officeooo:rsid="0011f49f" officeooo:paragraph-rsid="0011f49f"/>
    </style:style>
    <style:style style:name="P94" style:family="paragraph" style:parent-style-name="Text_20_body">
      <loext:graphic-properties draw:fill="none"/>
      <style:paragraph-properties fo:margin-left="-0.101cm" fo:margin-right="0cm" fo:margin-top="0cm" fo:margin-bottom="0.247cm" loext:contextual-spacing="false" fo:line-height="120%" fo:text-align="justify" style:justify-single-word="false" fo:text-indent="0cm" style:auto-text-indent="false" fo:background-color="transparent"/>
      <style:text-properties officeooo:rsid="0011f49f" officeooo:paragraph-rsid="0011f49f"/>
    </style:style>
    <style:style style:name="P95" style:family="paragraph" style:parent-style-name="Text_20_body" style:master-page-name="">
      <loext:graphic-properties draw:fill="none"/>
      <style:paragraph-properties fo:margin-left="-0.101cm" fo:margin-right="0cm" fo:margin-top="0cm" fo:margin-bottom="0.247cm" loext:contextual-spacing="false" fo:line-height="120%" fo:text-align="justify" style:justify-single-word="false" fo:text-indent="0cm" style:auto-text-indent="false" style:page-number="auto" fo:background-color="transparent"/>
      <style:text-properties officeooo:rsid="0022f181" officeooo:paragraph-rsid="0022f181"/>
    </style:style>
    <style:style style:name="P96" style:family="paragraph" style:parent-style-name="Heading_20_1">
      <style:paragraph-properties fo:break-before="page"/>
    </style:style>
    <style:style style:name="P97" style:family="paragraph" style:parent-style-name="Heading_20_2" style:list-style-name=""/>
    <style:style style:name="P98" style:family="paragraph" style:parent-style-name="Heading_20_2" style:list-style-name=""/>
    <style:style style:name="P99" style:family="paragraph" style:parent-style-name="Heading_20_2">
      <style:text-properties officeooo:rsid="00293c69" officeooo:paragraph-rsid="00293c69"/>
    </style:style>
    <style:style style:name="P100" style:family="paragraph" style:parent-style-name="Heading_20_2">
      <style:text-properties officeooo:paragraph-rsid="002c7575"/>
    </style:style>
    <style:style style:name="P101" style:family="paragraph" style:parent-style-name="Heading_20_2">
      <style:text-properties officeooo:paragraph-rsid="002f2c21"/>
    </style:style>
    <style:style style:name="P102" style:family="paragraph" style:parent-style-name="Heading_20_2">
      <style:text-properties officeooo:paragraph-rsid="0036a535"/>
    </style:style>
    <style:style style:name="P103" style:family="paragraph" style:parent-style-name="Heading_20_2">
      <style:text-properties officeooo:paragraph-rsid="0039555c"/>
    </style:style>
    <style:style style:name="P104" style:family="paragraph" style:parent-style-name="Heading_20_2">
      <style:text-properties officeooo:rsid="003c1321" officeooo:paragraph-rsid="003c1321"/>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22f181"/>
    </style:style>
    <style:style style:name="P107" style:family="paragraph" style:parent-style-name="Heading_20_3">
      <style:text-properties officeooo:rsid="001c39ce" officeooo:paragraph-rsid="001fd1d2"/>
    </style:style>
    <style:style style:name="P108" style:family="paragraph" style:parent-style-name="Heading_20_3">
      <style:text-properties officeooo:rsid="001c39ce" officeooo:paragraph-rsid="00207ad7"/>
    </style:style>
    <style:style style:name="P109" style:family="paragraph" style:parent-style-name="Heading_20_3">
      <style:text-properties officeooo:rsid="001c39ce" officeooo:paragraph-rsid="0022f181"/>
    </style:style>
    <style:style style:name="P110" style:family="paragraph" style:parent-style-name="Heading_20_3">
      <style:text-properties officeooo:rsid="001c39ce" officeooo:paragraph-rsid="00237a2f"/>
    </style:style>
    <style:style style:name="P111" style:family="paragraph" style:parent-style-name="Heading_20_3">
      <style:text-properties fo:font-weight="normal" officeooo:rsid="001c39ce" officeooo:paragraph-rsid="00256292" style:font-weight-asian="normal" style:font-weight-complex="normal"/>
    </style:style>
    <style:style style:name="P112" style:family="paragraph" style:parent-style-name="Heading_20_3">
      <style:text-properties officeooo:paragraph-rsid="003d37ec"/>
    </style:style>
    <style:style style:name="P113" style:family="paragraph" style:parent-style-name="Heading_20_3">
      <style:text-properties officeooo:paragraph-rsid="003f0978"/>
    </style:style>
    <style:style style:name="P114" style:family="paragraph" style:parent-style-name="Heading_20_3">
      <style:text-properties officeooo:paragraph-rsid="00405572"/>
    </style:style>
    <style:style style:name="P115" style:family="paragraph" style:parent-style-name="Heading_20_3">
      <style:paragraph-properties fo:break-before="page"/>
      <style:text-properties officeooo:paragraph-rsid="0022f181"/>
    </style:style>
    <style:style style:name="P116" style:family="paragraph" style:parent-style-name="List_20_Contents" style:list-style-name="L3">
      <loext:graphic-properties draw:fill="none"/>
      <style:paragraph-properties fo:background-color="transparent"/>
      <style:text-properties officeooo:rsid="000bdabd" officeooo:paragraph-rsid="000bdabd"/>
    </style:style>
    <style:style style:name="P117" style:family="paragraph" style:parent-style-name="List_20_Contents" style:list-style-name="L3">
      <loext:graphic-properties draw:fill="none"/>
      <style:paragraph-properties fo:background-color="transparent"/>
      <style:text-properties officeooo:rsid="000bdabd" officeooo:paragraph-rsid="000c8771"/>
    </style:style>
    <style:style style:name="P118" style:family="paragraph" style:parent-style-name="List_20_Contents" style:master-page-name="">
      <loext:graphic-properties draw:fill="none"/>
      <style:paragraph-properties fo:margin-left="0cm" fo:margin-right="0cm" fo:text-indent="0cm" style:auto-text-indent="false" style:page-number="auto" fo:background-color="transparent"/>
      <style:text-properties officeooo:rsid="000cca17" officeooo:paragraph-rsid="000cca17"/>
    </style:style>
    <style:style style:name="P119" style:family="paragraph" style:parent-style-name="List_20_Contents" style:list-style-name="L3" style:master-page-name="">
      <loext:graphic-properties draw:fill="none"/>
      <style:paragraph-properties style:page-number="auto" fo:background-color="transparent"/>
      <style:text-properties officeooo:paragraph-rsid="000bdabd"/>
    </style:style>
    <style:style style:name="P120" style:family="paragraph" style:parent-style-name="Table_20_Contents">
      <style:paragraph-properties fo:text-align="justify" style:justify-single-word="false"/>
      <style:text-properties style:font-size-asian="10.5pt"/>
    </style:style>
    <style:style style:name="P121" style:family="paragraph" style:parent-style-name="Table_20_Contents">
      <style:paragraph-properties fo:text-align="justify" style:justify-single-word="false"/>
      <style:text-properties officeooo:rsid="002c7575" officeooo:paragraph-rsid="002c7575" style:font-size-asian="10.5pt"/>
    </style:style>
    <style:style style:name="P122" style:family="paragraph" style:parent-style-name="Table_20_Contents">
      <style:paragraph-properties fo:text-align="center" style:justify-single-word="false"/>
      <style:text-properties officeooo:rsid="002c7575" officeooo:paragraph-rsid="002c7575" style:font-size-asian="10.5pt"/>
    </style:style>
    <style:style style:name="P123" style:family="paragraph" style:parent-style-name="Table_20_Contents">
      <style:paragraph-properties fo:text-align="justify" style:justify-single-word="false"/>
      <style:text-properties officeooo:rsid="002d460e" officeooo:paragraph-rsid="002d460e" style:font-size-asian="10.5pt"/>
    </style:style>
    <style:style style:name="P124" style:family="paragraph" style:parent-style-name="Preformatted_20_Text">
      <style:paragraph-properties fo:margin-left="0cm" fo:margin-right="0cm" fo:text-indent="0cm" style:auto-text-indent="false"/>
    </style:style>
    <style:style style:name="P125" style:family="paragraph" style:parent-style-name="Preformatted_20_Text">
      <style:paragraph-properties fo:margin-left="0cm" fo:margin-right="0cm" fo:text-indent="0cm" style:auto-text-indent="false"/>
      <style:text-properties officeooo:paragraph-rsid="00127019"/>
    </style:style>
    <style:style style:name="P126" style:family="paragraph" style:parent-style-name="Preformatted_20_Text">
      <style:paragraph-properties fo:margin-left="0cm" fo:margin-right="0cm" fo:text-indent="0cm" style:auto-text-indent="false" fo:break-before="page"/>
    </style:style>
    <style:style style:name="P127" style:family="paragraph" style:parent-style-name="Preformatted_20_Text">
      <style:text-properties officeooo:paragraph-rsid="002d460e"/>
    </style:style>
    <style:style style:name="P128" style:family="paragraph" style:parent-style-name="Preformatted_20_Text">
      <style:text-properties officeooo:rsid="002e6715" officeooo:paragraph-rsid="002e6715"/>
    </style:style>
    <style:style style:name="P129" style:family="paragraph" style:parent-style-name="Preformatted_20_Text">
      <style:text-properties officeooo:rsid="00329e6d" officeooo:paragraph-rsid="00329e6d"/>
    </style:style>
    <style:style style:name="P130" style:family="paragraph" style:parent-style-name="Preformatted_20_Text">
      <style:text-properties officeooo:rsid="003c1321" officeooo:paragraph-rsid="003c1321"/>
    </style:style>
    <style:style style:name="P131" style:family="paragraph" style:parent-style-name="Preformatted_20_Text">
      <style:text-properties officeooo:rsid="003d37ec" officeooo:paragraph-rsid="003d37ec"/>
    </style:style>
    <style:style style:name="P132" style:family="paragraph" style:parent-style-name="Preformatted_20_Text">
      <style:text-properties officeooo:rsid="003f0978" officeooo:paragraph-rsid="003f0978"/>
    </style:style>
    <style:style style:name="P133" style:family="paragraph" style:parent-style-name="Preformatted_20_Text">
      <style:text-properties officeooo:rsid="00405572" officeooo:paragraph-rsid="00405572"/>
    </style:style>
    <style:style style:name="P134" style:family="paragraph" style:parent-style-name="Preformatted_20_Text">
      <style:text-properties officeooo:rsid="00405572" officeooo:paragraph-rsid="00492a1d"/>
    </style:style>
    <style:style style:name="P135" style:family="paragraph" style:parent-style-name="Preformatted_20_Text">
      <style:text-properties officeooo:rsid="0041f3b9" officeooo:paragraph-rsid="0041f3b9"/>
    </style:style>
    <style:style style:name="P136" style:family="paragraph" style:parent-style-name="Preformatted_20_Text">
      <style:text-properties officeooo:rsid="0043abe7" officeooo:paragraph-rsid="0043abe7"/>
    </style:style>
    <style:style style:name="P137" style:family="paragraph" style:parent-style-name="Preformatted_20_Text">
      <style:text-properties officeooo:rsid="0045c6ae" officeooo:paragraph-rsid="0045c6ae"/>
    </style:style>
    <style:style style:name="P138" style:family="paragraph" style:parent-style-name="Preformatted_20_Text">
      <style:text-properties officeooo:rsid="00477564" officeooo:paragraph-rsid="00477564"/>
    </style:style>
    <style:style style:name="P139" style:family="paragraph" style:parent-style-name="Preformatted_20_Text">
      <style:text-properties officeooo:rsid="00492a1d" officeooo:paragraph-rsid="00492a1d"/>
    </style:style>
    <style:style style:name="P140" style:family="paragraph" style:parent-style-name="Preformatted_20_Text">
      <style:text-properties officeooo:rsid="004afbf4" officeooo:paragraph-rsid="004afbf4"/>
    </style:style>
    <style:style style:name="P141" style:family="paragraph" style:parent-style-name="Preformatted_20_Text">
      <style:text-properties officeooo:rsid="004cab3a" officeooo:paragraph-rsid="004cab3a"/>
    </style:style>
    <style:style style:name="P142" style:family="paragraph" style:parent-style-name="Preformatted_20_Text">
      <style:text-properties officeooo:rsid="004e47bc" officeooo:paragraph-rsid="004e47bc"/>
    </style:style>
    <style:style style:name="P143" style:family="paragraph" style:parent-style-name="Preformatted_20_Text">
      <style:text-properties officeooo:rsid="00501fd1" officeooo:paragraph-rsid="00501fd1"/>
    </style:style>
    <style:style style:name="P144" style:family="paragraph" style:parent-style-name="Preformatted_20_Text">
      <style:text-properties officeooo:rsid="00527c29" officeooo:paragraph-rsid="00527c29"/>
    </style:style>
    <style:style style:name="P145" style:family="paragraph" style:parent-style-name="Preformatted_20_Text">
      <style:text-properties officeooo:rsid="0053cca3" officeooo:paragraph-rsid="0053cca3"/>
    </style:style>
    <style:style style:name="P146" style:family="paragraph" style:parent-style-name="Preformatted_20_Text">
      <style:text-properties officeooo:rsid="00552b6f" officeooo:paragraph-rsid="00552b6f"/>
    </style:style>
    <style:style style:name="P147" style:family="paragraph" style:parent-style-name="Preformatted_20_Text">
      <style:text-properties officeooo:rsid="00553aa6" officeooo:paragraph-rsid="00553aa6"/>
    </style:style>
    <style:style style:name="P148" style:family="paragraph" style:parent-style-name="Preformatted_20_Text">
      <style:text-properties officeooo:rsid="00571acf" officeooo:paragraph-rsid="00571acf"/>
    </style:style>
    <style:style style:name="P149" style:family="paragraph" style:parent-style-name="Preformatted_20_Text">
      <style:text-properties officeooo:rsid="005883a5" officeooo:paragraph-rsid="005883a5"/>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837d0"/>
    </style:style>
    <style:style style:name="T2" style:family="text">
      <style:text-properties officeooo:rsid="000b2214"/>
    </style:style>
    <style:style style:name="T3" style:family="text">
      <style:text-properties officeooo:rsid="000bdabd"/>
    </style:style>
    <style:style style:name="T4" style:family="text">
      <style:text-properties officeooo:rsid="000c8771"/>
    </style:style>
    <style:style style:name="T5" style:family="text">
      <style:text-properties fo:font-weight="bold" style:font-weight-asian="bold" style:font-weight-complex="bold"/>
    </style:style>
    <style:style style:name="T6" style:family="text">
      <style:text-properties fo:font-weight="bold" officeooo:rsid="000cca17" style:font-weight-asian="bold" style:font-weight-complex="bold"/>
    </style:style>
    <style:style style:name="T7" style:family="text">
      <style:text-properties fo:font-weight="bold" officeooo:rsid="00109e72" style:font-weight-asian="bold" style:font-weight-complex="bold"/>
    </style:style>
    <style:style style:name="T8" style:family="text">
      <style:text-properties fo:font-weight="bold" officeooo:rsid="001254c7" style:font-weight-asian="bold" style:font-weight-complex="bold"/>
    </style:style>
    <style:style style:name="T9" style:family="text">
      <style:text-properties fo:font-weight="bold" officeooo:rsid="00133cfa" style:font-weight-asian="bold" style:font-weight-complex="bold"/>
    </style:style>
    <style:style style:name="T10" style:family="text">
      <style:text-properties fo:font-weight="bold" officeooo:rsid="00237a2f" style:font-weight-asian="bold" style:font-weight-complex="bold"/>
    </style:style>
    <style:style style:name="T11" style:family="text">
      <style:text-properties fo:font-weight="bold" officeooo:rsid="00245d50" style:font-weight-asian="bold" style:font-weight-complex="bold"/>
    </style:style>
    <style:style style:name="T12" style:family="text">
      <style:text-properties fo:font-weight="bold" officeooo:rsid="00293c69" style:font-weight-asian="bold" style:font-weight-complex="bold"/>
    </style:style>
    <style:style style:name="T13" style:family="text">
      <style:text-properties fo:font-weight="bold" officeooo:rsid="002f2c21" style:font-weight-asian="bold" style:font-weight-complex="bold"/>
    </style:style>
    <style:style style:name="T14" style:family="text">
      <style:text-properties fo:font-weight="bold" officeooo:rsid="0036a535" style:font-weight-asian="bold" style:font-weight-complex="bold"/>
    </style:style>
    <style:style style:name="T15" style:family="text">
      <style:text-properties fo:font-weight="bold" officeooo:rsid="0037e027" style:font-weight-asian="bold" style:font-weight-complex="bold"/>
    </style:style>
    <style:style style:name="T16" style:family="text">
      <style:text-properties fo:font-weight="bold" officeooo:rsid="0039555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cca17" style:font-weight-asian="normal" style:font-weight-complex="normal"/>
    </style:style>
    <style:style style:name="T19" style:family="text">
      <style:text-properties fo:font-weight="normal" officeooo:rsid="000da35d" style:font-weight-asian="normal" style:font-weight-complex="normal"/>
    </style:style>
    <style:style style:name="T20" style:family="text">
      <style:text-properties fo:font-weight="normal" officeooo:rsid="00109e72" style:font-weight-asian="normal" style:font-weight-complex="normal"/>
    </style:style>
    <style:style style:name="T21" style:family="text">
      <style:text-properties fo:font-weight="normal" officeooo:rsid="00133cfa" style:font-weight-asian="normal" style:font-weight-complex="normal"/>
    </style:style>
    <style:style style:name="T22" style:family="text">
      <style:text-properties fo:font-weight="normal" officeooo:rsid="00237a2f" style:font-weight-asian="normal" style:font-weight-complex="normal"/>
    </style:style>
    <style:style style:name="T23" style:family="text">
      <style:text-properties fo:font-weight="normal" officeooo:rsid="002b1066" style:font-weight-asian="normal" style:font-weight-complex="normal"/>
    </style:style>
    <style:style style:name="T24" style:family="text">
      <style:text-properties fo:font-weight="normal" officeooo:rsid="00293c69" style:font-weight-asian="normal" style:font-weight-complex="normal"/>
    </style:style>
    <style:style style:name="T25" style:family="text">
      <style:text-properties fo:font-weight="normal" officeooo:rsid="0039555c" style:font-weight-asian="normal" style:font-weight-complex="normal"/>
    </style:style>
    <style:style style:name="T26" style:family="text">
      <style:text-properties fo:font-weight="normal" officeooo:rsid="003d37ec" style:font-weight-asian="normal" style:font-weight-complex="normal"/>
    </style:style>
    <style:style style:name="T27" style:family="text">
      <style:text-properties officeooo:rsid="0011f49f"/>
    </style:style>
    <style:style style:name="T28" style:family="text">
      <style:text-properties officeooo:rsid="001254c7"/>
    </style:style>
    <style:style style:name="T29" style:family="text">
      <style:text-properties officeooo:rsid="00127019"/>
    </style:style>
    <style:style style:name="T30" style:family="text">
      <style:text-properties fo:font-style="italic" style:font-style-asian="italic" style:font-style-complex="italic"/>
    </style:style>
    <style:style style:name="T31" style:family="text">
      <style:text-properties fo:font-style="italic" officeooo:rsid="00172e09" style:font-style-asian="italic" style:font-style-complex="italic"/>
    </style:style>
    <style:style style:name="T32" style:family="text">
      <style:text-properties fo:font-style="italic" officeooo:rsid="003d7c4e"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fo:font-style="normal" officeooo:rsid="00133cfa" style:font-style-asian="normal" style:font-style-complex="normal"/>
    </style:style>
    <style:style style:name="T37" style:family="text">
      <style:text-properties fo:font-style="normal" officeooo:rsid="00172e09" style:font-style-asian="normal" style:font-style-complex="normal"/>
    </style:style>
    <style:style style:name="T38" style:family="text">
      <style:text-properties fo:font-style="normal" officeooo:rsid="0017f8d5" style:font-style-asian="normal" style:font-style-complex="normal"/>
    </style:style>
    <style:style style:name="T39" style:family="text">
      <style:text-properties fo:font-style="normal" officeooo:rsid="002f4abb" style:font-style-asian="normal" style:font-style-complex="normal"/>
    </style:style>
    <style:style style:name="T40" style:family="text">
      <style:text-properties fo:font-style="normal" officeooo:rsid="003f0978"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172e09" style:font-style-asian="normal" style:font-weight-asian="bold" style:font-style-complex="normal" style:font-weight-complex="bold"/>
    </style:style>
    <style:style style:name="T43" style:family="text">
      <style:text-properties fo:font-style="normal" fo:font-weight="bold" officeooo:rsid="0017f8d5" style:font-style-asian="normal" style:font-weight-asian="bold" style:font-style-complex="normal" style:font-weight-complex="bold"/>
    </style:style>
    <style:style style:name="T44" style:family="text">
      <style:text-properties fo:font-style="normal" fo:font-weight="bold" officeooo:rsid="0019821a" style:font-style-asian="normal" style:font-weight-asian="bold" style:font-style-complex="normal" style:font-weight-complex="bold"/>
    </style:style>
    <style:style style:name="T45" style:family="text">
      <style:text-properties fo:font-style="normal" fo:font-weight="bold" officeooo:rsid="002c7575"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172e09" style:font-style-asian="normal" style:font-weight-asian="normal" style:font-style-complex="normal" style:font-weight-complex="normal"/>
    </style:style>
    <style:style style:name="T48" style:family="text">
      <style:text-properties fo:font-style="normal" fo:font-weight="normal" officeooo:rsid="0019821a" style:font-style-asian="normal" style:font-weight-asian="normal" style:font-style-complex="normal" style:font-weight-complex="normal"/>
    </style:style>
    <style:style style:name="T49" style:family="text">
      <style:text-properties fo:font-style="normal" fo:font-weight="normal" officeooo:rsid="001a50b8" style:font-style-asian="normal" style:font-weight-asian="normal" style:font-style-complex="normal" style:font-weight-complex="normal"/>
    </style:style>
    <style:style style:name="T50" style:family="text">
      <style:text-properties fo:font-style="normal" fo:font-weight="normal" officeooo:rsid="0022f181" style:font-style-asian="normal" style:font-weight-asian="normal" style:font-style-complex="normal" style:font-weight-complex="normal"/>
    </style:style>
    <style:style style:name="T51" style:family="text">
      <style:text-properties fo:font-style="normal" fo:font-weight="normal" officeooo:rsid="00308bcb" style:font-style-asian="normal" style:font-weight-asian="normal" style:font-style-complex="normal" style:font-weight-complex="normal"/>
    </style:style>
    <style:style style:name="T52" style:family="text">
      <style:text-properties fo:font-style="normal" fo:font-weight="normal" officeooo:rsid="0034d678" style:font-style-asian="normal" style:font-weight-asian="normal" style:font-style-complex="normal" style:font-weight-complex="normal"/>
    </style:style>
    <style:style style:name="T53" style:family="text">
      <style:text-properties officeooo:rsid="00133cfa"/>
    </style:style>
    <style:style style:name="T54" style:family="text">
      <style:text-properties officeooo:rsid="0014e3b2"/>
    </style:style>
    <style:style style:name="T55" style:family="text">
      <style:text-properties officeooo:rsid="0015b680"/>
    </style:style>
    <style:style style:name="T56" style:family="text">
      <style:text-properties officeooo:rsid="00169341"/>
    </style:style>
    <style:style style:name="T57" style:family="text">
      <style:text-properties officeooo:rsid="00172e09"/>
    </style:style>
    <style:style style:name="T58" style:family="text">
      <style:text-properties officeooo:rsid="0017f8d5"/>
    </style:style>
    <style:style style:name="T59" style:family="text">
      <style:text-properties officeooo:rsid="001c4eda"/>
    </style:style>
    <style:style style:name="T60" style:family="text">
      <style:text-properties officeooo:rsid="001d5fa6"/>
    </style:style>
    <style:style style:name="T61" style:family="text">
      <style:text-properties officeooo:rsid="0022f181"/>
    </style:style>
    <style:style style:name="T62" style:family="text">
      <style:text-properties officeooo:rsid="00245d50"/>
    </style:style>
    <style:style style:name="T63" style:family="text">
      <style:text-properties style:text-position="0% 100%"/>
    </style:style>
    <style:style style:name="T64" style:family="text">
      <style:text-properties style:text-position="0% 100%" fo:font-weight="bold" style:font-weight-asian="bold" style:font-weight-complex="bold"/>
    </style:style>
    <style:style style:name="T65" style:family="text">
      <style:text-properties style:text-position="0% 100%" fo:font-weight="bold" officeooo:rsid="00256292" style:font-weight-asian="bold" style:font-weight-complex="bold"/>
    </style:style>
    <style:style style:name="T66" style:family="text">
      <style:text-properties style:text-position="0% 100%" fo:font-weight="bold" officeooo:rsid="0025f13d" style:font-weight-asian="bold" style:font-weight-complex="bold"/>
    </style:style>
    <style:style style:name="T67" style:family="text">
      <style:text-properties style:text-position="0% 100%" officeooo:rsid="00245d50"/>
    </style:style>
    <style:style style:name="T68" style:family="text">
      <style:text-properties style:text-position="0% 100%" fo:font-style="italic" officeooo:rsid="00245d50" style:font-style-asian="italic" style:font-style-complex="italic"/>
    </style:style>
    <style:style style:name="T69" style:family="text">
      <style:text-properties style:text-position="0% 100%" fo:font-style="italic" fo:font-weight="bold" style:font-style-asian="italic" style:font-weight-asian="bold" style:font-style-complex="italic" style:font-weight-complex="bold"/>
    </style:style>
    <style:style style:name="T70" style:family="text">
      <style:text-properties style:text-position="0% 100%" fo:font-style="normal" style:font-style-asian="normal" style:font-style-complex="normal"/>
    </style:style>
    <style:style style:name="T71" style:family="text">
      <style:text-properties style:text-position="0% 100%" fo:font-style="normal" officeooo:rsid="0025f13d" style:font-style-asian="normal" style:font-style-complex="normal"/>
    </style:style>
    <style:style style:name="T72" style:family="text">
      <style:text-properties style:text-position="0% 100%" fo:font-style="normal" officeooo:rsid="00293c69" style:font-style-asian="normal" style:font-style-complex="normal"/>
    </style:style>
    <style:style style:name="T73" style:family="text">
      <style:text-properties style:text-position="0% 100%" fo:font-style="normal" fo:font-weight="bold" style:font-style-asian="normal" style:font-weight-asian="bold" style:font-style-complex="normal" style:font-weight-complex="bold"/>
    </style:style>
    <style:style style:name="T74" style:family="text">
      <style:text-properties style:text-position="0% 100%" fo:font-style="normal" fo:font-weight="bold" officeooo:rsid="0025f13d" style:font-style-asian="normal" style:font-weight-asian="bold" style:font-style-complex="normal" style:font-weight-complex="bold"/>
    </style:style>
    <style:style style:name="T75" style:family="text">
      <style:text-properties style:text-position="0% 100%" officeooo:rsid="0027a4a6"/>
    </style:style>
    <style:style style:name="T76" style:family="text">
      <style:text-properties officeooo:rsid="00293c69"/>
    </style:style>
    <style:style style:name="T77" style:family="text">
      <style:text-properties officeooo:rsid="002b1066"/>
    </style:style>
    <style:style style:name="T78" style:family="text">
      <style:text-properties officeooo:rsid="002c7575" style:font-size-asian="10.5pt"/>
    </style:style>
    <style:style style:name="T79" style:family="text">
      <style:text-properties officeooo:rsid="002d460e"/>
    </style:style>
    <style:style style:name="T80" style:family="text">
      <style:text-properties officeooo:rsid="002f2c21"/>
    </style:style>
    <style:style style:name="T81" style:family="text">
      <style:text-properties style:text-line-through-style="solid" style:text-line-through-type="single"/>
    </style:style>
    <style:style style:name="T82" style:family="text">
      <style:text-properties officeooo:rsid="002f4abb"/>
    </style:style>
    <style:style style:name="T83" style:family="text">
      <style:text-properties officeooo:rsid="00308bcb"/>
    </style:style>
    <style:style style:name="T84" style:family="text">
      <style:text-properties officeooo:rsid="00329e6d"/>
    </style:style>
    <style:style style:name="T85" style:family="text">
      <style:text-properties officeooo:rsid="00356fab"/>
    </style:style>
    <style:style style:name="T86" style:family="text">
      <style:text-properties officeooo:rsid="0037e027"/>
    </style:style>
    <style:style style:name="T87" style:family="text">
      <style:text-properties officeooo:rsid="0039555c"/>
    </style:style>
    <style:style style:name="T88" style:family="text">
      <style:text-properties officeooo:rsid="003b2355"/>
    </style:style>
    <style:style style:name="T89" style:family="text">
      <style:text-properties officeooo:rsid="003c1321"/>
    </style:style>
    <style:style style:name="T90" style:family="text">
      <style:text-properties officeooo:rsid="003d37ec"/>
    </style:style>
    <style:style style:name="T91" style:family="text">
      <style:text-properties officeooo:rsid="003d7c4e"/>
    </style:style>
    <style:style style:name="T92" style:family="text">
      <style:text-properties officeooo:rsid="00405572"/>
    </style:style>
    <style:style style:name="T93" style:family="text">
      <style:text-properties officeooo:rsid="0040dd75"/>
    </style:style>
    <style:style style:name="T94" style:family="text">
      <style:text-properties officeooo:rsid="00492a1d"/>
    </style:style>
    <style:style style:name="T95" style:family="text">
      <style:text-properties officeooo:rsid="004e5605"/>
    </style:style>
    <style:style style:name="T96" style:family="text">
      <style:text-properties officeooo:rsid="0050ca6b"/>
    </style:style>
    <style:style style:name="T97" style:family="text">
      <style:text-properties officeooo:rsid="0051e51c"/>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amework U’RSEL<text:span text:style-name="T1">F 1.0</text:span></text:p>
      <text:p text:style-name="Text_20_body"/>
      <text:p text:style-name="Text_20_body">La première version de notre Framework pour la création de la Marketplace U’RSELF est enfin prête. Nous allons voir dans ce guide documentation comment mettre en place le framework et comment commencer à bien travailler et se repérer pour un travail rapide et efficace.</text:p>
      <text:p text:style-name="Text_20_body"/>
      <text:p text:style-name="Text_20_body">Bien évidemment le framework n’en est qu’à sa première version et il peut évoluer rapidement selon les goûts et les habitudes de tout un chacun.</text:p>
      <text:p text:style-name="Text_20_body"/>
      <text:p text:style-name="P1">Je vous recommande chaudement la lecture de ce guide afin de bien comprendre comment marche le framework et pourquoi pas de réaliser vous-même l’exemple pratique proposé pour mieux le prendre en main. Cependant si vous aimez l’aventure et que vous êtes dépourvus de temps, vous pouvez tout aussi bien lire le README du projet qui synthétise parfaitement ce guide.</text:p>
      <text:p text:style-name="Text_20_body"/>
      <text:p text:style-name="Text_20_body">Je vous souhaite bon courage et surtout bon développement.</text:p>
      <text:p text:style-name="P9">Sommaire</text:p>
      <text:p text:style-name="Text_20_body"/>
      <text:p text:style-name="Text_20_body"/>
      <text:table-of-content text:style-name="Sect1" text:protected="true" text:name="Table des matières1">
        <text:table-of-content-source text:outline-level="10">
          <text:index-title-template text:style-name="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_Toc753_530253123" text:style-name="Index_20_Link" text:visited-style-name="Index_20_Link">1 – Installation<text:tab/>3</text:a></text:p>
          <text:p text:style-name="P151"><text:a xlink:type="simple" xlink:href="#__RefHeading___Toc755_530253123" text:style-name="Index_20_Link" text:visited-style-name="Index_20_Link"><text:s/>1.1 – Pré-Requis<text:tab/>3</text:a></text:p>
          <text:p text:style-name="P151"><text:a xlink:type="simple" xlink:href="#__RefHeading___Toc757_530253123" text:style-name="Index_20_Link" text:visited-style-name="Index_20_Link"><text:s/>1.2 – Installation du Back-End<text:tab/>3</text:a></text:p>
          <text:p text:style-name="P151"><text:a xlink:type="simple" xlink:href="#__RefHeading___Toc759_530253123" text:style-name="Index_20_Link" text:visited-style-name="Index_20_Link"><text:s/>1.3 – Installation du Front-End<text:tab/>4</text:a></text:p>
          <text:p text:style-name="P150"><text:a xlink:type="simple" xlink:href="#__RefHeading___Toc761_530253123" text:style-name="Index_20_Link" text:visited-style-name="Index_20_Link">2 – Guide Pratique<text:tab/>5</text:a></text:p>
          <text:p text:style-name="P151"><text:a xlink:type="simple" xlink:href="#__RefHeading___Toc763_530253123" text:style-name="Index_20_Link" text:visited-style-name="Index_20_Link"><text:s/>2.1 – Explication Back-End<text:tab/>5</text:a></text:p>
          <text:p text:style-name="P152"><text:a xlink:type="simple" xlink:href="#__RefHeading___Toc765_530253123" text:style-name="Index_20_Link" text:visited-style-name="Index_20_Link"><text:s/>2.1.1 – Les Routes<text:tab/>5</text:a></text:p>
          <text:p text:style-name="P152"><text:a xlink:type="simple" xlink:href="#__RefHeading___Toc767_530253123" text:style-name="Index_20_Link" text:visited-style-name="Index_20_Link"><text:s/>2.1.2 – Les Contrôleurs<text:tab/>6</text:a></text:p>
          <text:p text:style-name="P152"><text:a xlink:type="simple" xlink:href="#__RefHeading___Toc771_530253123" text:style-name="Index_20_Link" text:visited-style-name="Index_20_Link"><text:s/>2.1.3 – Les Modèles<text:tab/>7</text:a></text:p>
          <text:p text:style-name="P152"><text:a xlink:type="simple" xlink:href="#__RefHeading___Toc773_530253123" text:style-name="Index_20_Link" text:visited-style-name="Index_20_Link"><text:s/>2.1.4 – Les Manageurs<text:tab/>8</text:a></text:p>
          <text:p text:style-name="P152"><text:a xlink:type="simple" xlink:href="#__RefHeading___Toc775_530253123" text:style-name="Index_20_Link" text:visited-style-name="Index_20_Link"><text:s/>2.1.5 – Les autres classes<text:tab/>9</text:a></text:p>
          <text:p text:style-name="P151"><text:a xlink:type="simple" xlink:href="#__RefHeading___Toc777_530253123" text:style-name="Index_20_Link" text:visited-style-name="Index_20_Link"><text:s/>2.2 – Explication Front-End<text:tab/>10</text:a></text:p>
          <text:p text:style-name="P152"><text:a xlink:type="simple" xlink:href="#__RefHeading___Toc779_530253123" text:style-name="Index_20_Link" text:visited-style-name="Index_20_Link"><text:s/>2.2.1 – Les Vues<text:tab/>10</text:a></text:p>
          <text:p text:style-name="P152"><text:a xlink:type="simple" xlink:href="#__RefHeading___Toc889_530253123" text:style-name="Index_20_Link" text:visited-style-name="Index_20_Link"><text:s/>2.2.2 – Twig, quézako ?<text:tab/>10</text:a></text:p>
          <text:p text:style-name="P152"><text:a xlink:type="simple" xlink:href="#__RefHeading___Toc783_530253123" text:style-name="Index_20_Link" text:visited-style-name="Index_20_Link"><text:span text:style-name="T63"><text:s/></text:span></text:a><text:a xlink:type="simple" xlink:href="#__RefHeading___Toc783_530253123" text:style-name="Index_20_Link" text:visited-style-name="Index_20_Link"><text:span text:style-name="T63">2.2.</text:span></text:a><text:a xlink:type="simple" xlink:href="#__RefHeading___Toc783_530253123" text:style-name="Index_20_Link" text:visited-style-name="Index_20_Link"><text:span text:style-name="T63">3</text:span></text:a><text:a xlink:type="simple" xlink:href="#__RefHeading___Toc783_530253123" text:style-name="Index_20_Link" text:visited-style-name="Index_20_Link"><text:span text:style-name="T63"> – </text:span></text:a><text:a xlink:type="simple" xlink:href="#__RefHeading___Toc783_530253123" text:style-name="Index_20_Link" text:visited-style-name="Index_20_Link"><text:span text:style-name="T63">Les assets</text:span></text:a><text:a xlink:type="simple" xlink:href="#__RefHeading___Toc783_530253123" text:style-name="Index_20_Link" text:visited-style-name="Index_20_Link"><text:tab/>11</text:a></text:p>
          <text:p text:style-name="P150"><text:a xlink:type="simple" xlink:href="#__RefHeading___Toc1000_530253123" text:style-name="Index_20_Link" text:visited-style-name="Index_20_Link">3 – Librairies utilisées<text:tab/>13</text:a></text:p>
          <text:p text:style-name="P151"><text:a xlink:type="simple" xlink:href="#__RefHeading___Toc1002_530253123" text:style-name="Index_20_Link" text:visited-style-name="Index_20_Link"><text:s/>3.1 - PHP<text:tab/>13</text:a></text:p>
          <text:p text:style-name="P151"><text:a xlink:type="simple" xlink:href="#__RefHeading___Toc1004_530253123" text:style-name="Index_20_Link" text:visited-style-name="Index_20_Link"><text:s/>3.2 – CSS<text:tab/>13</text:a></text:p>
          <text:p text:style-name="P151"><text:a xlink:type="simple" xlink:href="#__RefHeading___Toc1006_530253123" text:style-name="Index_20_Link" text:visited-style-name="Index_20_Link"><text:s/>3.3 – JS<text:tab/>13</text:a></text:p>
          <text:p text:style-name="P150"><text:a xlink:type="simple" xlink:href="#__RefHeading___Toc1008_530253123" text:style-name="Index_20_Link" text:visited-style-name="Index_20_Link">4 – Exemple Pratique<text:tab/>14</text:a></text:p>
        </text:index-body>
      </text:table-of-content>
      <text:p text:style-name="Text_20_body"/>
      <text:h text:style-name="P96" text:outline-level="1"><text:bookmark-start text:name="__RefHeading___Toc753_530253123"/><text:span text:style-name="T1">1 – </text:span>Instal<text:span text:style-name="T2">l</text:span>ation<text:bookmark-end text:name="__RefHeading___Toc753_530253123"/></text:h>
      <text:p text:style-name="Text_20_body"/>
      <text:p text:style-name="P89">Dans cette première partie nous verrons comment installer tout notre environnement de travail. Que ce soit pour le Front-End comme pour le Back-End, je vous demanderai de bien tout installer pour le bon fonctionnement du développement.</text:p>
      <text:p text:style-name="Text_20_body"><text:tab/></text:p>
      <text:h text:style-name="Heading_20_2" text:outline-level="2"><text:bookmark-start text:name="__RefHeading___Toc755_530253123"/><text:tab/>1.<text:span text:style-name="T3">1</text:span> – <text:span text:style-name="T4">Pré-Requis</text:span><text:bookmark-end text:name="__RefHeading___Toc755_530253123"/></text:h>
      <text:p text:style-name="P2"/>
      <text:p text:style-name="P88">Assurez vous d’avoir toutes ces technologies installées sur votre ordinateur:</text:p>
      <text:list xml:id="list4534117881984326116" text:style-name="L3">
        <text:list-item>
          <text:p text:style-name="P119">PHP <text:span text:style-name="T3">&gt; </text:span>7.<text:span text:style-name="T3">0</text:span> </text:p>
        </text:list-item>
        <text:list-item>
          <text:p text:style-name="P116">MySQL &gt; 5.7</text:p>
        </text:list-item>
        <text:list-item>
          <text:p text:style-name="P117">Apache &gt; 2.4</text:p>
        </text:list-item>
      </text:list>
      <text:p text:style-name="P11"/>
      <text:p text:style-name="P118">Maintenant nous allons télécharger le projet en utilisant Git. Peu importe où vous souhaitez télécharger le projet, nous verrons plus tard comment installer notre Vhost.</text:p>
      <text:p text:style-name="P10"/>
      <text:h text:style-name="Heading_20_2" text:outline-level="2"><text:bookmark-start text:name="__RefHeading___Toc757_530253123"/><text:tab/>1.2 – Installation du Back-End<text:bookmark-end text:name="__RefHeading___Toc757_530253123"/></text:h>
      <text:p text:style-name="P2"/>
      <text:p text:style-name="P81"><text:span text:style-name="T4">Bon maintenant que vous avez installer toutes les technologies nécessaires pour le bon fonctionnement de la marketplace, nous allons installer les dépendances Back-End, ceci étant dit il nous faut installer Composer pour pouvoir automatiser le tout : </text:span><text:a xlink:type="simple" xlink:href="https://getcomposer.org/" text:style-name="Internet_20_link" text:visited-style-name="Visited_20_Internet_20_Link"><text:span text:style-name="T4">https://getcomposer.org/</text:span></text:a></text:p>
      <text:p text:style-name="P86">Maintenant que c’est fait vous pouvez utiliser composer pour installer les dépendances du Back-End en tappant <text:span text:style-name="T5">composer install </text:span><text:span text:style-name="T17">dans votre terminal</text:span></text:p>
      <text:p text:style-name="P86"><text:span text:style-name="T17">Très bien, </text:span><text:span text:style-name="T18">maintenant je suppose que vous avez installé la base de donnée et je vais vous montrer comment connecter le framework à la base de donnée. Pour cela créez le fichier .</text:span><text:span text:style-name="T6">/sources/configDB.json </text:span><text:span text:style-name="T18">(vous pouvez vous aider du fichier </text:span><text:span text:style-name="T6">configDB_base.json</text:span><text:span text:style-name="T18"> pour vous aider à le créer correctement</text:span><text:span text:style-name="T19">) </text:span><text:span text:style-name="T18">.</text:span></text:p>
      <text:p text:style-name="P87"><text:span text:style-name="T18">E</text:span><text:span text:style-name="T17">nfin il ne nous reste plus qu’à mettre en place le Vhost de Apache. </text:span><text:span text:style-name="T20">Il y a de très bons tutoriels sur internet pour mettre en place un Vhost et donc je ne vais pas m’attarder longtemps là dessus, il y a cependant une information importante, le dossier racine doit être .</text:span><text:span text:style-name="T7">/public/ </text:span><text:span text:style-name="T20">Retenez bien l’adresse de votre Vhost, vous en aurez besoin pour l’installation du Front-End</text:span></text:p>
      <text:p text:style-name="P16"/>
      <text:h text:style-name="P97" text:outline-level="2"/>
      <text:h text:style-name="P105" text:outline-level="2"><text:bookmark-start text:name="__RefHeading___Toc759_530253123"/><text:tab/>1.3 – Installation du Front-End<text:bookmark-end text:name="__RefHeading___Toc759_530253123"/></text:h>
      <text:p text:style-name="P17"/>
      <text:p text:style-name="P82"><text:span text:style-name="T18">P</text:span><text:span text:style-name="T17">our ce qui est du Front-End c’est un peu pareil que pour le back, nous aurons besoin de Node et plus particulièrement du gestionnaire de paquets npm : </text:span><text:a xlink:type="simple" xlink:href="https://nodejs.org/fr/" text:style-name="Internet_20_link" text:visited-style-name="Visited_20_Internet_20_Link"><text:span text:style-name="T17">https://nodejs.org/fr/</text:span></text:a><text:span text:style-name="T17"> ainsi que de l’automatiseur de tâches gulp : </text:span><text:a xlink:type="simple" xlink:href="https://gulpjs.com/" text:style-name="Internet_20_link" text:visited-style-name="Visited_20_Internet_20_Link"><text:span text:style-name="T17">https://gulpjs.com/</text:span></text:a><text:span text:style-name="T17"> </text:span></text:p>
      <text:p text:style-name="P83"><text:span text:style-name="T17">Une fois que vous avez installer ces deux programmes, il vous suffit d’installer tous les paquets dont à besoin gulp pour fonctionner, dans le terminal entrez la commande suivante : </text:span><text:span text:style-name="T5">npm install </text:span></text:p>
      <text:p text:style-name="P84">Une fois fait, il vous faut changer une ligne dans le fichier gulpfile.js pour que l’automate du serveur de gulp fonctionne correctement, à la ligne 16, rentrez l’adresse que vous avez définit dans votre Vhost plus tôt dans la variable <text:span text:style-name="T5">proxyServer</text:span></text:p>
      <text:p text:style-name="P85">Maintenant, depuis votre terminal en tappant <text:span text:style-name="T5">gulp</text:span> vous pouvez lancer l’automate qui va compiler les styles et les scripts et lancer le serveur dans votre navigateur sur lequel vous aller développer. A chaque changement dans un fichier de script, de style ou de php, l’automate actualisera votre page.</text:p>
      <text:p text:style-name="P85"><text:span text:style-name="T5">Attention : </text:span>Si vous créer un nouveau fichier il vous faudra relancer l’automate car il ne le prend en compte qu’au démarrage. De même lorsque vous avez une erreur PHP qui s’affiche, il vous faudra recharger la page manuellement car la passerelle entre Gulp et votre navigateur se cassera si le HTML ne se charge pas.</text:p>
      <text:h text:style-name="P96" text:outline-level="1"><text:bookmark-start text:name="__RefHeading___Toc761_530253123"/>2 – Guide Pratique<text:bookmark-end text:name="__RefHeading___Toc761_530253123"/></text:h>
      <text:p text:style-name="Text_20_body"/>
      <text:p text:style-name="P80">Maintenant que votre environnement fonctionne je vais vous expliquer comment vous y retrouver dans tout ce bazar… Ne vous en faites pas, à première vue cela peut paraître désordonné, mais en réalité c’est de l’organisation et une fois que vous l’aurez acquise vous verrez que c’est un jeu d’enfant de développer comme cela.</text:p>
      <text:p text:style-name="Text_20_body"/>
      <text:h text:style-name="Heading_20_2" text:outline-level="2"><text:bookmark-start text:name="__RefHeading___Toc763_530253123"/><text:tab/><text:span text:style-name="T27">2.1 – Explication Back-End</text:span><text:bookmark-end text:name="__RefHeading___Toc763_530253123"/></text:h>
      <text:p text:style-name="Text_20_body"/>
      <text:p text:style-name="P93">Je vais commencer par la partie la plus difficile et la plus complexe le Back-End. Pour synthétiser rapidement le fonctionnement du framework, le navigateur charge une route, la route appelle un contr<text:span text:style-name="T55">ô</text:span>leur et une fonction spécifique, la fonction du contr<text:span text:style-name="T56">ô</text:span>leur appelle un manager de classe et le <text:span text:style-name="T57">modèle</text:span>, en fonction d<text:span text:style-name="T57">u modèle</text:span>, gère la connexion avec la base de données pour renvoyer les données sous forme d’objet <text:span text:style-name="T57">modèle </text:span>au contr<text:span text:style-name="T54">ô</text:span>leur qui les relie à la vue.</text:p>
      <text:p text:style-name="P94">Vous n’avez rien compris ? Je vous rassure, c’est plus compliqué qu’il n’y paraît. <text:span text:style-name="T28">Petite astuce, tous les fichiers relatifs au Back-End sont compris dans le dossier .</text:span><text:span text:style-name="T8">/sources/</text:span></text:p>
      <text:h text:style-name="Heading_20_3" text:outline-level="3"><text:bookmark-start text:name="__RefHeading___Toc765_530253123"/><text:tab/><text:tab/>2.1.1 – Les Routes<text:bookmark-end text:name="__RefHeading___Toc765_530253123"/></text:h>
      <text:p text:style-name="Text_20_body"/>
      <text:p text:style-name="P73">Commençons par le plus simple, les routes. Les routes sont en fait l’ensemble des URL’s navigables par notre application. C’est à dire que si le navigateur tombe sur une route qui n’est pas définit, il renverra sur une page d’erreur 404. <text:s/>Cet ensemble de routes <text:span text:style-name="T29">se trouve </text:span>dans le fichier <text:span text:style-name="T5">./sources/routes.php</text:span></text:p>
      <text:p text:style-name="P75">Les URL’s se composent de trois parties, la méthode, la route et la fonction renvoyée : </text:p>
      <text:p text:style-name="P125">$klein-&gt;respond('GET', '/<text:span text:style-name="T29">posts/</text:span>[i:id]?', ['PostsController', 'view']);</text:p>
      <text:p text:style-name="P77"/>
      <text:p text:style-name="P77">Dans ce même fichier vous trouverez en commentaire toutes les combinaisons possible pour définir aux mieux toutes les routes possibles. Pour expliquer l’exemple, je demande simplement au routeur que lorsque le navigateur arrive sur la page <text:span text:style-name="T30">/posts/</text:span> en <text:span text:style-name="T5">GET </text:span><text:span text:style-name="T17">il doit me charger la fonction </text:span><text:span text:style-name="T33">view()</text:span><text:span text:style-name="T17"> du contr</text:span><text:span text:style-name="T21">ô</text:span><text:span text:style-name="T17">le</text:span><text:span text:style-name="T21">u</text:span><text:span text:style-name="T17">r </text:span><text:span text:style-name="T33">PostsController</text:span><text:span text:style-name="T17">. Nous verrons plus tard comment définir ces fonctions. </text:span><text:span text:style-name="T21">Vous remarquerez que les routes peuvent définir des paramètres comme pour l’exemple précédent le paramètre </text:span><text:span text:style-name="T9">ID</text:span><text:span text:style-name="T21">. </text:span></text:p>
      <text:p text:style-name="P77"><text:span text:style-name="T17">Le router permet également de créer des groupes de routes. C’est à dire que vous pouvez faire des sous ensemble de routes en les groupant par un dénominateur commun… Exemple : </text:span></text:p>
      <text:p text:style-name="P126">$klein-&gt;with('/posts', function() use ($klein) {<text:line-break/> <text:tab/>$klein-&gt;respond('GET', '/[i:id]?', ['PostsController', 'view']);<text:line-break/> <text:tab/>$klein-&gt;respond(['GET', 'POST'], '/create', ['PostsController', 'create']);<text:line-break/> <text:tab/>$klein-&gt;respond(['GET', 'PATCH'], '/edit/[i:id]?', ['PostsController', 'edit']);<text:line-break/><text:tab/>$klein-&gt;respond('DELETE', '/delete/[i:id]', ['PostsController', 'delete']) ;<text:line-break/>});</text:p>
      <text:p text:style-name="P76">Dans cet exemple là je suis en train de dire à mon routeur qu’il devra gérer plusieurs routes qui ont le dénominateur commun <text:span text:style-name="T30">/posts/</text:span><text:span text:style-name="T35">. Ainsi, si je tombe sur l’URL </text:span><text:span text:style-name="T30">/posts/</text:span><text:span text:style-name="T35"> ou </text:span><text:span text:style-name="T30">/posts/edit</text:span><text:span text:style-name="T35"> le routeur me dirigera vers une fonction différente (d’un même </text:span><text:span text:style-name="T36">contrôleur</text:span><text:span text:style-name="T35"> ou pas obligatoirement). </text:span></text:p>
      <text:p text:style-name="P78">Cette fonction de groupage n’est pas obligatoire, ceci dit elle est très pertinente dans l’organisation et permet de mieux nous repérer.</text:p>
      <text:h text:style-name="Heading_20_3" text:outline-level="3"><text:bookmark-start text:name="__RefHeading___Toc767_530253123"/><text:s/><text:tab/><text:tab/>2.1.2 – Les <text:span text:style-name="T53">Contrôleurs</text:span><text:bookmark-end text:name="__RefHeading___Toc767_530253123"/></text:h>
      <text:p text:style-name="Text_20_body"><text:tab/></text:p>
      <text:p text:style-name="P79">Nous attaquons un gros morceau du sujet. Le contrôleur nous sert principalement à 2 choses, jouer avec la base de donnée et afficher la vue. <text:span text:style-name="T58">Il s’agit en fait d’une classe suffixé par </text:span><text:span text:style-name="T31">Controller,</text:span><text:span text:style-name="T37"> </text:span><text:span text:style-name="T38">rangée dans le dossier </text:span><text:span text:style-name="T43">./source/Controllers/</text:span><text:span text:style-name="T38"> et </text:span><text:span text:style-name="T37">composée de plusieurs fonctions. </text:span><text:span text:style-name="T42">Attention </text:span><text:span text:style-name="T47">toutes les fonctions associées aux routes doivent être publiques et statiques et comprendre 4 paramètres :</text:span></text:p>
      <text:list xml:id="list7362916356999107666" text:style-name="L2">
        <text:list-item>
          <text:p text:style-name="P90">$req : pour la requête, c’est là que nous aurons tous les paramètres passés <text:tab/>dans l’URL</text:p>
        </text:list-item>
        <text:list-item>
          <text:p text:style-name="P91">$res : pour la réponse. Dans notre application nous n’aurons pas à utiliser <text:tab/>cette variable.</text:p>
        </text:list-item>
        <text:list-item>
          <text:p text:style-name="P91">$serv : pour le serveur. Celle là non plus.</text:p>
        </text:list-item>
        <text:list-item>
          <text:p text:style-name="P92"><text:span text:style-name="T46">$app : pour l’application. Nous l’utilisons surtout pour lancer le rendu <text:tab/></text:span><text:span text:style-name="T34">Twig</text:span></text:p>
        </text:list-item>
      </text:list>
      <text:p text:style-name="P72">Ensuite il ne vous reste plus qu’à développer ce que bon vous semble à l’intérieur de ces fonctions. Vous pouvez appeler les manageurs ou les modèles pour jouer avec les données. Le rendu <text:span text:style-name="T34">Twig </text:span>se fait de la sorte : </text:p>
      <text:p text:style-name="P124">echo $app-&gt;twig-&gt;render('Posts/post.html', $params);</text:p>
      <text:p text:style-name="P74">Où <text:span text:style-name="T30">Posts/post.html</text:span> est la route du fichier de la vue et <text:span text:style-name="T30">$params</text:span> un tableau contenant toutes les données envoyé à la vue pour <text:span text:style-name="T57">en </text:span>assurer sa construction. <text:span text:style-name="T57">Il y a des variables globales que nous verrons plus tard qu’il ne faut pas oublier dans cette fameuse variables </text:span><text:span text:style-name="T31">$params</text:span><text:span text:style-name="T57">.</text:span></text:p>
      <text:h text:style-name="P115" text:outline-level="3"><text:bookmark-start text:name="__RefHeading___Toc771_530253123"/><text:s text:c="2"/><text:tab/><text:tab/>2.1.<text:span text:style-name="T58">3</text:span> – Les <text:span text:style-name="T58">Modèles</text:span><text:bookmark-end text:name="__RefHeading___Toc771_530253123"/></text:h>
      <text:p text:style-name="P3"/>
      <text:p text:style-name="P4">Un modèle est en fait une classe qui fait référence à une table dans la base de donnée. Il sert uniquement à organiser nos données par rapport à la base de donnée, mais en aucun cas il ne communique avec elle, pour cela il a besoin d’un manageur. Ces classes n’ont pas de suffixes. </text:p>
      <text:p text:style-name="P4">Prenons l’exemple d’une table <text:span text:style-name="T5">utilisateurs</text:span></text:p>
      <table:table table:name="Tableau1" table:style-name="Tableau1">
        <table:table-column table:style-name="Tableau1.A" table:number-columns-repeated="3"/>
        <table:table-row>
          <table:table-cell table:style-name="Tableau1.A1" table:number-columns-spanned="3" office:value-type="string">
            <text:p text:style-name="P15">Utilisateurs</text:p>
          </table:table-cell>
          <table:covered-table-cell/>
          <table:covered-table-cell/>
        </table:table-row>
        <table:table-row>
          <table:table-cell table:style-name="Tableau1.A2" office:value-type="string">
            <text:p text:style-name="P15"><text:span text:style-name="T60">i</text:span>d</text:p>
          </table:table-cell>
          <table:table-cell table:style-name="Tableau1.A2" office:value-type="string">
            <text:p text:style-name="P15"><text:span text:style-name="T60">p</text:span>seudo</text:p>
          </table:table-cell>
          <table:table-cell table:style-name="Tableau1.C2" office:value-type="string">
            <text:p text:style-name="P15"><text:span text:style-name="T60">m</text:span>ot<text:span text:style-name="T60">D</text:span>e<text:span text:style-name="T60">P</text:span>asse</text:p>
          </table:table-cell>
        </table:table-row>
        <table:table-row>
          <table:table-cell table:style-name="Tableau1.A2" office:value-type="string">
            <text:p text:style-name="P15">1</text:p>
          </table:table-cell>
          <table:table-cell table:style-name="Tableau1.A2" office:value-type="string">
            <text:p text:style-name="P15">Test</text:p>
          </table:table-cell>
          <table:table-cell table:style-name="Tableau1.C2" office:value-type="string">
            <text:p text:style-name="P15">123AZERTY</text:p>
          </table:table-cell>
        </table:table-row>
      </table:table>
      <text:p text:style-name="P29"/>
      <text:p text:style-name="P4"><text:span text:style-name="T17">Le modèle relatif à cette table sera donc contenu dans </text:span><text:span text:style-name="T5">./sources/Models </text:span><text:span text:style-name="T17">et on l’appellera </text:span><text:span text:style-name="T5">Utilisateur.php </text:span><text:span text:style-name="T17">Il ressemblera à ceci : </text:span></text:p>
      <text:p text:style-name="P12">&lt;?php</text:p>
      <text:p text:style-name="P12">/**</text:p>
      <text:p text:style-name="P12">* Utilisateur</text:p>
      <text:p text:style-name="P12">*/</text:p>
      <text:p text:style-name="P12">class Utilisateur <text:span text:style-name="T82">extends Model</text:span></text:p>
      <text:p text:style-name="P12">{</text:p>
      <text:p text:style-name="P12"><text:tab/>private $id;</text:p>
      <text:p text:style-name="P12"><text:tab/>private $pseudo;</text:p>
      <text:p text:style-name="P12"><text:tab/>private $motDePasse;</text:p>
      <text:p text:style-name="P12"><text:tab/>/*GETTERS*/</text:p>
      <text:p text:style-name="P12"><text:tab/>public function getId()</text:p>
      <text:p text:style-name="P12"><text:tab/>{</text:p>
      <text:p text:style-name="P12"><text:tab/><text:tab/>return $this-&gt;id;</text:p>
      <text:p text:style-name="P12"><text:tab/>}</text:p>
      <text:p text:style-name="P12"><text:tab/>public function getPseudo()</text:p>
      <text:p text:style-name="P12"><text:tab/>{</text:p>
      <text:p text:style-name="P12"><text:tab/><text:tab/>return $this-&gt;pseudo;</text:p>
      <text:p text:style-name="P12"><text:tab/>}</text:p>
      <text:p text:style-name="P12"><text:tab/>public function getMotDePasse()</text:p>
      <text:p text:style-name="P12"><text:tab/>{</text:p>
      <text:p text:style-name="P12"><text:tab/><text:tab/>return $this-&gt;motDePasse;</text:p>
      <text:p text:style-name="P12"><text:tab/>}</text:p>
      <text:p text:style-name="P12"><text:tab/>/*SETTERS*/</text:p>
      <text:p text:style-name="P12"><text:tab/>public function setId($id)</text:p>
      <text:p text:style-name="P12"><text:tab/>{</text:p>
      <text:p text:style-name="P12"><text:tab/><text:tab/>$this-&gt;id = $id;</text:p>
      <text:p text:style-name="P12"><text:tab/>}</text:p>
      <text:p text:style-name="P12"><text:tab/>public function setPseudo($pseudo)</text:p>
      <text:p text:style-name="P12"><text:tab/>{</text:p>
      <text:p text:style-name="P12"><text:tab/><text:tab/>$this-&gt;pseudo = $pseudo;</text:p>
      <text:p text:style-name="P12"><text:tab/>}</text:p>
      <text:p text:style-name="P12"><text:tab/>public function setMotDePasse($motDePasse)</text:p>
      <text:p text:style-name="P12"><text:tab/>{</text:p>
      <text:p text:style-name="P12"><text:tab/><text:tab/>$this-&gt;motDePasse = $motDePasse;</text:p>
      <text:p text:style-name="P12"><text:tab/>}</text:p>
      <text:p text:style-name="P12">}</text:p>
      <text:p text:style-name="P5">Décortiquons ce modèle. Nous remarquons dans un premier temps que toutes les variables sont private (ou protected). En effet nous ne devons pas pouvoir accéder directement aux variables en dehors de la classe. C’est pour cela que nous avons les fonctions publiques <text:span text:style-name="T30">Getters </text:span><text:span text:style-name="T35">qui permettent de récupérer les variables ainsi que les </text:span><text:span text:style-name="T30">Setters </text:span><text:span text:style-name="T35">qui permettent d’instancier ces variables.</text:span></text:p>
      <text:p text:style-name="P5"><text:soft-page-break/><text:span text:style-name="T35">La fonction </text:span><text:span text:style-name="T39">étend une classe Modèle dont le </text:span><text:span text:style-name="T35">constructeur permet ainsi de créer un objet de type Utilisateur nous donnant accès à ces fonctions là. Le constructeur fait appel à la fonction d’hydratation </text:span><text:span text:style-name="T39">de la classe étendue Modèle</text:span><text:span text:style-name="T35"> qui permet d’instancier directement, à partir d’un tableau donné, les variables du modèle. </text:span><text:span text:style-name="T44">Attention </text:span><text:span text:style-name="T48">pour </text:span><text:span text:style-name="T49">que l’hydratation fonctionne il faut que le tableau soit constitu</text:span><text:span text:style-name="T52">é</text:span><text:span text:style-name="T49"> ainsi : </text:span></text:p>
      <text:p text:style-name="P13">[</text:p>
      <text:p text:style-name="P13"><text:tab/>'id' =&gt; 1,</text:p>
      <text:p text:style-name="P13"><text:tab/>'pseudo' =&gt; 'Test',</text:p>
      <text:p text:style-name="P13"><text:tab/>'motDePasse' =&gt; '123azerty'</text:p>
      <text:p text:style-name="P13">]</text:p>
      <text:p text:style-name="P41">(c’est à dire que les index soient le noms des variables du modèle, <text:span text:style-name="T59">ne vous en faites pas le manageur fera tout pour nous!)</text:span></text:p>
      <text:p text:style-name="P32">REMARQUE IMPORTANTE <text:span text:style-name="T17">: Je tiens à préciser que la syntaxe en Base de Donnée est en </text:span>snake<text:span text:style-name="T17">, faite avec des underscores, tandis que dans le Php nous utilisons du </text:span>camelCase<text:span text:style-name="T17">. Ne vous en faites pas, le constructeur de la classe Model fait la transition pour vous !</text:span></text:p>
      <text:h text:style-name="P107" text:outline-level="3"><text:bookmark-start text:name="__RefHeading___Toc773_530253123"/><text:s/><text:tab/><text:tab/>2.1.4 – Les Manageurs<text:bookmark-end text:name="__RefHeading___Toc773_530253123"/></text:h>
      <text:p text:style-name="P7"/>
      <text:p text:style-name="P6">Le manageur est celui qui fait la transition entre les modèles et la base de données. Il se trouve dans le dossier <text:span text:style-name="T5">./sources/Models/Managers/ </text:span><text:span text:style-name="T17">et est suffixé de </text:span><text:span text:style-name="T33">Manager. </text:span><text:span text:style-name="T51">De la même manière que le modèle, le manageur étend la classe Manager.php dont le constructeur instancie la base de donnée.</text:span></text:p>
      <text:p text:style-name="P35">Finalement le manager est très facile à mettre en place, vois l’exemple d’un manageur en reprenant l’exemple du modèle Utilisateur :</text:p>
      <text:p text:style-name="P14">&lt;?php</text:p>
      <text:p text:style-name="P14">/**</text:p>
      <text:p text:style-name="P14">* Utilisateurs Manager <text:span text:style-name="T82">extends Manager</text:span></text:p>
      <text:p text:style-name="P14">*/</text:p>
      <text:p text:style-name="P14">class UtilisateursManager</text:p>
      <text:p text:style-name="P14">{</text:p>
      <text:p text:style-name="P14"><text:tab/>public function add(Post $post)</text:p>
      <text:p text:style-name="P14"><text:tab/>{</text:p>
      <text:p text:style-name="P14"><text:tab/><text:tab/>//Fonction qui ajoute une entrée dans la base de donnée</text:p>
      <text:p text:style-name="P14"><text:tab/>}</text:p>
      <text:p text:style-name="P14"><text:tab/>public function get($id = null)</text:p>
      <text:p text:style-name="P14"><text:tab/>{</text:p>
      <text:p text:style-name="P14"><text:tab/><text:tab/>if (is_null($id)) {</text:p>
      <text:p text:style-name="P14"><text:tab/><text:tab/><text:tab/>//Fonction qui renvoie toutes les entrées de la base de données</text:p>
      <text:p text:style-name="P14"><text:tab/><text:tab/>} else {</text:p>
      <text:p text:style-name="P14"><text:tab/><text:tab/><text:tab/>//Fonction qui renvoie l'entrée de la base de donnée en fonction de l'ID</text:p>
      <text:p text:style-name="P14"><text:tab/><text:tab/>}</text:p>
      <text:p text:style-name="P14"><text:tab/>}</text:p>
      <text:p text:style-name="P14"><text:tab/>public function update(Post $post)</text:p>
      <text:p text:style-name="P14"><text:tab/>{</text:p>
      <text:p text:style-name="P14"><text:tab/><text:tab/>//Fonction qui permet de mettre à jour une entrée dans la base de donnée</text:p>
      <text:p text:style-name="P14"><text:tab/>}</text:p>
      <text:p text:style-name="P14"><text:tab/>public function delete(Post $post)</text:p>
      <text:p text:style-name="P14"><text:tab/>{</text:p>
      <text:p text:style-name="P14"><text:tab/><text:tab/>//Fonction qui permet de supprimer une entrée dans la base de donnée</text:p>
      <text:p text:style-name="P14"><text:tab/>}</text:p>
      <text:p text:style-name="P14"><text:soft-page-break/>}</text:p>
      <text:p text:style-name="P8"/>
      <text:p text:style-name="P8"/>
      <text:p text:style-name="P8">Remarques : </text:p>
      <text:p text:style-name="P8">Certaines fonctions prennent en paramètres une variable $utilisateur de type Utilisateur, c’est parce que nous avons créer le modèle Utilisateur que cela est possible. </text:p>
      <text:p text:style-name="P8">La fonction du constructeur <text:span text:style-name="T83">de la classe étendue</text:span> instancie une classe Database, il s’agit de classes qui sont rangées dans les modèles mais qui ne sont pas associées à une table en base de donnée. Ces classes sont générales et « partagées » entre les autres classes. Nous y reviendront un peu plus tard. <text:span text:style-name="T83">Ainsi depuis mon manageur j’ai accès à cette instanciation grâce à la variable privée $db.</text:span></text:p>
      <text:p text:style-name="P8">Voilà, c’est tout ce que j’ai à dire sur le manageur, ce n’est pas très compliqué, c’est lui qui gérer l’interaction avec la base de donnée, en fonction d’un modèle donné.</text:p>
      <text:h text:style-name="P108" text:outline-level="3"><text:bookmark-start text:name="__RefHeading___Toc775_530253123"/><text:s/><text:tab/><text:tab/>2.1.5 – Les autres classes<text:bookmark-end text:name="__RefHeading___Toc775_530253123"/></text:h>
      <text:p text:style-name="P42"/>
      <text:p text:style-name="P43">Bon, comme nous en avons parlé un peu plus tôt, notre système a besoin d’autres classes pour fonctionner. Ces classes sont rangées dans <text:span text:style-name="T5">.sources/Models/ </text:span><text:span text:style-name="T17">mais ne sont pas considérées comme des modèles vu qu’elles ne sont rattachées à aucune table en base de donnée. Si nous reprenons l’exemple ci-dessus, dans notre manageur nous faisons appel à la classe </text:span><text:span text:style-name="T33">Database</text:span><text:span text:style-name="T46">, cette classe permet d’instancier la connexion avec la base de donnée, et elle est partagée entre tous les manageurs. Ce sont donc des classes « outils » utilisables par toutes les autres classes (contrôleur ou manageur) et qui servent à faire des actions répétées au cours de notre application.</text:span></text:p>
      <text:p text:style-name="P43"><text:span text:style-name="T46">Nous pourrions facilement penser à </text:span><text:span text:style-name="T50">4</text:span><text:span text:style-name="T46"> de ces classes qui seraient utiles dans n’importe quel projet : </text:span></text:p>
      <text:list xml:id="list7408844503574824268" text:style-name="L4">
        <text:list-item>
          <text:p text:style-name="P44"><text:span text:style-name="T41">Database.php</text:span><text:span text:style-name="T46"> : Pour l’instanciation de la connexion à la base de donnée</text:span></text:p>
        </text:list-item>
        <text:list-item>
          <text:p text:style-name="P44"><text:span text:style-name="T41">Validator.php</text:span><text:span text:style-name="T46"> : Pour valider les données reçues lors d’un envoi par formulaire</text:span></text:p>
        </text:list-item>
        <text:list-item>
          <text:p text:style-name="P44"><text:span text:style-name="T41">Paginator.php</text:span><text:span text:style-name="T46"> : pour transformer notre flux de données en pagination</text:span></text:p>
        </text:list-item>
        <text:list-item>
          <text:p text:style-name="P44"><text:span text:style-name="T41">Tools.php</text:span><text:span text:style-name="T46"> : Une </text:span><text:span text:style-name="T50">c</text:span><text:span text:style-name="T46">lasse regroupant les fonctions les plus générales du site.</text:span></text:p>
        </text:list-item>
      </text:list>
      <text:p text:style-name="P45"><text:span text:style-name="T46">Bref, à vous de créer toutes les classes générales que vous jugez utiles pour le bon fonctionnement de l’application.</text:span></text:p>
      <text:h text:style-name="P106" text:outline-level="2"><text:bookmark-start text:name="__RefHeading___Toc777_530253123"/><text:span text:style-name="T61"><text:tab/>2.2 – Explication Front-End</text:span><text:bookmark-end text:name="__RefHeading___Toc777_530253123"/></text:h>
      <text:p text:style-name="P46"/>
      <text:p text:style-name="P95">Ce n’est pas parce que j’ai dit que le Back-End était la partie la plus complexe qu’il faut négliger le Front-End. Je ne vais pas rentrer dans les principes du <text:span text:style-name="T5">HTML</text:span> et <text:span text:style-name="T5">CSS</text:span>, juste vous expliquer où sont les fichiers et comment les développer. Ensemble respectons le <text:span text:style-name="T30">W3C</text:span> et les grands principe du web. Je vais aussi faire un petit cours ultra rapide sur <text:span text:style-name="T34">TWIG </text:span><text:span text:style-name="T46">pour que vous puissiez comprendre de quoi il s’agit et comment le maîtriser.</text:span></text:p>
      <text:h text:style-name="P109" text:outline-level="3"><text:bookmark-start text:name="__RefHeading___Toc779_530253123"/><text:s/><text:tab/><text:tab/>2.2.1 – Les Vues<text:bookmark-end text:name="__RefHeading___Toc779_530253123"/></text:h>
      <text:p text:style-name="P46"/>
      <text:p text:style-name="P45">Souvenez vous des 2 principaux rôles d’un contrôleur, aller chercher les données et les compiler dans la vue. La vue c’est ce que le navigateur affichera, c’est à dire le code <text:span text:style-name="T5">HTML</text:span> structuré composé de toutes les données que le contrôleur aura fournies pour fabriquer la page demandée par la route. Ces fichiers se trouvent dans <text:span text:style-name="T5">./sources/Views/ </text:span><text:span text:style-name="T17">et nous conseillons de regrouper les vues dans des dossiers, de même que nous avons regroupés les routes. Si nous reprenons l’exemple des routes, nous avions </text:span><text:span text:style-name="T22">4 sous routes : l’index, la création, l’édition et la suppression… Ceci étant dit, l’index est composé différemment s’il pointe sur tous les posts ou sur un post spécifique et c’est pourquoi je recommande de créer 2 vues séparées. Nous aurons donc dans un sous-dossier </text:span><text:span text:style-name="T10">Posts</text:span><text:span text:style-name="T22"> :</text:span></text:p>
      <text:list xml:id="list8038961642330198338" text:style-name="L5">
        <text:list-item>
          <text:p text:style-name="P48"><text:span text:style-name="T5">./sources/Views/Posts/index.html</text:span><text:span text:style-name="T17"> qui affiche tous les posts</text:span></text:p>
        </text:list-item>
        <text:list-item>
          <text:p text:style-name="P48"><text:span text:style-name="T5">./sources/Views/Posts/post.html</text:span><text:span text:style-name="T17"> qui affiche un post spécifique</text:span></text:p>
        </text:list-item>
        <text:list-item>
          <text:p text:style-name="P48"><text:span text:style-name="T5">./sources/Views/Posts/create.html</text:span><text:span text:style-name="T17"> qui affiche le formulaire de création d’un post</text:span></text:p>
        </text:list-item>
        <text:list-item>
          <text:p text:style-name="P48"><text:span text:style-name="T5">./sources/Views/Posts/edit.html</text:span><text:span text:style-name="T17"> qui affiche le formulaire d’édition d’un post</text:span></text:p>
        </text:list-item>
      </text:list>
      <text:p text:style-name="P47"><text:span text:style-name="T17">Là vous devriez remarquez qu’il n’y a pas forcément une vue par route, en effet la fonction de suppression n’est associée à aucune vue. Si vous observez bien les routes vous verrez qu’elle n’est accessible qu’en DELETE et donc nous n’attendons pas forcément une vue. Il est également possible de regrouper si vous le souhaitez des vues, c’est à dire que finalement la création et l’édition sont les mêmes pages, ce sont les actions qui diffèrent, actions qui sont manipulées avec Javascript et donc nous y reviendrons plus tard. </text:span></text:p>
      <text:p text:style-name="P47"><text:span text:style-name="T17">Très bien, j’imagine que vous avez du ouvrir un de ces fichiers et maintenant vous vous demandez sûrement qu’est-ce que c’est que ce bordel ? C’est du </text:span><text:span text:style-name="T5">HTML </text:span><text:span text:style-name="T17">? Et bien oui et non, c’est du </text:span><text:span text:style-name="T34">TWIG</text:span><text:span text:style-name="T17"> !</text:span></text:p>
      <text:h text:style-name="P110" text:outline-level="3"><text:bookmark-start text:name="__RefHeading___Toc889_530253123"/><text:span text:style-name="T17"><text:s/><text:tab/><text:tab/></text:span><text:span text:style-name="T5">2.2.</text:span><text:span text:style-name="T10">2</text:span><text:span text:style-name="T5"> – </text:span><text:span text:style-name="T10">Twig, quézako ?</text:span><text:bookmark-end text:name="__RefHeading___Toc889_530253123"/></text:h>
      <text:p text:style-name="P49"><text:span text:style-name="T10"/></text:p>
      <text:p text:style-name="P18">Twig est un moteur de template, c’est à dire qu’il va générer du HTML à partir morceaux de pages le tout en implémentant des données qu’il aura reçu. C’est une grande aide pour le développement Front-End et pour la meilleure lisibilité du code. Il permet également de mettre des fonctions dans notre HTML, par exemple si nous avons telle donnée ou non ce qu’il doit afficher, ou même faire <text:soft-page-break/>des boucles… Si vous ne connaissez pas, vous pouvez regarder la documentation ou sinon en cherchant sur internet, je ne doute pas de vos capacités d’apprentissage.</text:p>
      <text:p text:style-name="P18">Ceci étant dit, j’aimerais que vous en compreniez le fonctionnement général <text:span text:style-name="T62">et c’est pour ça que je vais vous expliquer le système mis en place. </text:span><text:s/><text:span text:style-name="T62">Vous remarquerez que dans le dossier </text:span><text:span text:style-name="T11">./sources/Views/ </text:span><text:span text:style-name="T67">nous avons un fichier </text:span><text:span text:style-name="T68">_wireframe.html</text:span><text:span text:style-name="T67">, il s’agit du squelette général de toutes nos pages web, mais cette page n’est qu’un template, elle ne sera jamais invoquée directement, elle nous sert uniquement de modèle pour nos autre pages. Pour un soucis de compréhension nous avons choisi de préfixer ces pages spéciales, car on peut en faire plusieurs, par un underscore ( _ ).</text:span></text:p>
      <text:p text:style-name="P19"><text:span text:style-name="T63">Maintenant quand vous créer un page Twig, vous devez lui dire qu’il doit étendre le modèle du squelette, c’est à dire qu’il va en quelque sorte copier / coller votre squelette dans votre nouvelle vue avec les mêmes caractéristiques. Vous aurez ainsi accès aux systèmes de blocks définis dans la page squelette.</text:span></text:p>
      <text:p text:style-name="P19"><text:span text:style-name="T63">Nous arrivons maintenant aux blocs, véritable aide dans le développement front. Si vous découpez vos pages en blocs, dans vos fichiers enfants vous n’aurez plus qu’a réécrire les blocks que vous souhaitez changer. Par exemple, si je prends la vue </text:span><text:span text:style-name="T64">Posts/create.html </text:span><text:span text:style-name="T63">je n’ai besoin que de modifier le block du contenu de la page, je garderais donc le même header et le même footer. Ceci étant dit j’aimerais rajouter un script au footer qui n’est utilisé que par cette page-ci, je vais donc utiliser la fonction {{ parent() }} du système de bloc pour récupérer le contenu de la page squelette et le réinjecter dans mon nouvel élément. Voici donc ce que nous obtenons : </text:span></text:p>
      <text:p text:style-name="Preformatted_20_Text">{% extends "_wireframe.html" %}</text:p>
      <text:p text:style-name="Preformatted_20_Text">{% block content %}</text:p>
      <text:p text:style-name="Preformatted_20_Text"><text:tab/>&lt;!-- Nouveau Contenu --&gt;</text:p>
      <text:p text:style-name="Preformatted_20_Text">{% endblock %}</text:p>
      <text:p text:style-name="Preformatted_20_Text">{% block footer %}</text:p>
      <text:p text:style-name="Preformatted_20_Text"><text:tab/>{{ parent() }}</text:p>
      <text:p text:style-name="Preformatted_20_Text"><text:tab/>&lt;script type="text/javascript" src="/assets/scripts/posts.js"&gt;&lt;/script&gt;</text:p>
      <text:p text:style-name="Preformatted_20_Text">{% endblock %}</text:p>
      <text:p text:style-name="P20"><text:span text:style-name="T63">Dans un premier temps nous étendons (copie/colle) notre squelette de page, ensuite nous réécrivons le block du contenu puis enfin nous rajoutons une ligne dans notre block footer.</text:span></text:p>
      <text:h text:style-name="P111" text:outline-level="3"><text:bookmark-start text:name="__RefHeading___Toc783_530253123"/><text:span text:style-name="T63"><text:tab/><text:tab/></text:span><text:span text:style-name="T64">2.2.</text:span><text:span text:style-name="T66">3</text:span><text:span text:style-name="T64"> – </text:span><text:span text:style-name="T65">Les assets</text:span><text:bookmark-end text:name="__RefHeading___Toc783_530253123"/></text:h>
      <text:p text:style-name="P50"><text:span text:style-name="T65"/></text:p>
      <text:p text:style-name="P20"><text:span text:style-name="T63">Les assets sont l’ensemble des éléments appelés par les fichiers FRONT qui permettent le meilleur rendu de la page, c’est à dire les styles, les scripts, les images et pourquoi pas les typographies. </text:span></text:p>
      <text:p text:style-name="P20"><text:span text:style-name="T63">Le dossier d’assets se trouve dans </text:span><text:span text:style-name="T64">./public/assets </text:span><text:span text:style-name="T63">et vous verrez que chaque catégorie d’assets peut avoir un sous-dossier « vendors », il s’agit des bibliothèques externes que l’on stockera tout le temps localement, qui nous permettent de développer plus facilement. Nous trouverons entre autre Bootstrap </text:span><text:span text:style-name="T75">et jQuery</text:span><text:span text:style-name="T63"> par exemple, mais je vous invite à voir la liste des librairies associées un peu plus tard dans ce guide. Cependant il y a une petite nuance qu’il ne faut pas perdre de vue, vous vous souvenez de </text:span><text:span text:style-name="T69">Gulp, </text:span><text:span text:style-name="T70">l’automatiseur de tâches, il ne sert pas uniquement au rafraîchissement de la page web, il permet également de vérifier et minimiser vos styles et scripts. </text:span></text:p>
      <text:p text:style-name="P20"><text:span text:style-name="T70">C’est à dire que tout ce qui n’est pas considéré comme vendor doit avoir été développé par vous-même ou un collègue., vérifié syntaxiquement et minimisé par Gulp. </text:span><text:span text:style-name="T73">Ceci ne concerne que les </text:span><text:soft-page-break/><text:span text:style-name="T73">scripts et les styles pour l’instant. </text:span><text:span text:style-name="T70">Pour se faire il faut donc aller dans lo dossier </text:span><text:span text:style-name="T73">./resources/ </text:span><text:span text:style-name="T70">dans lequel vous trouverez les fichiers sources en </text:span><text:span text:style-name="T73">SASS</text:span><text:span text:style-name="T70"> ou en </text:span><text:span text:style-name="T73">JS </text:span><text:span text:style-name="T70">non vérifiés et non minimisés. A chaque changement dans l’un de ces fichiers, l’automate Gulp va alors faire son travail et les envoyer vers le dossier d’assets. </text:span><text:span text:style-name="T71">Concernant les fichiers sass, vous verez qu’il y a un dossier </text:span><text:span text:style-name="T74">general</text:span><text:span text:style-name="T71">, c’est là où vous trouverez toutes les variables du sites, qu’il s’agisse des couleurs, des typographies, des dimensions… </text:span></text:p>
      <text:p text:style-name="P21"><text:span text:style-name="T74">P</text:span><text:span text:style-name="T73">etite remarque</text:span><text:span text:style-name="T70"> sur le fonctionnement pratique, les routes sont appelés par des méthodes, GET, PATCH, POST, DELETE, pour jouer sur ces différentes méthodes nous devons utiliser un système comme </text:span><text:span text:style-name="T73">Ajax</text:span><text:span text:style-name="T70"> pour envoyer les informations au contrôleur. Ainsi donc la partie des scripts est très importante dans le développement Front et il ne faut pas la négliger. </text:span><text:span text:style-name="T72">Nous utiliserons donc la librairie jQuery pour simplifier le développement Javascript.</text:span></text:p>
      <text:h text:style-name="P96" text:outline-level="1"><text:bookmark-start text:name="__RefHeading___Toc1000_530253123"/>3 – <text:span text:style-name="T76">Librairies utilisées</text:span><text:bookmark-end text:name="__RefHeading___Toc1000_530253123"/></text:h>
      <text:p text:style-name="Text_20_body"/>
      <text:h text:style-name="Heading_20_2" text:outline-level="2"><text:bookmark-start text:name="__RefHeading___Toc1002_530253123"/><text:tab/><text:span text:style-name="T12">3.1 - PHP</text:span><text:span text:style-name="T76"> </text:span><text:bookmark-end text:name="__RefHeading___Toc1002_530253123"/></text:h>
      <text:p text:style-name="Text_20_body"/>
      <text:list xml:id="list3402452014862061771" text:style-name="L6">
        <text:list-item>
          <text:p text:style-name="P56"><text:span text:style-name="T5">PDO –</text:span><text:span text:style-name="T17"> Extension native pour se connecter à la base de donnée</text:span></text:p>
        </text:list-item>
        <text:list-item>
          <text:p text:style-name="P51"><text:span text:style-name="T5">Twig</text:span> – Moteur de template (<text:a xlink:type="simple" xlink:href="https://twig.symfony.com/" text:style-name="Internet_20_link" text:visited-style-name="Visited_20_Internet_20_Link">https://twig.symfony.com/</text:a>)</text:p>
        </text:list-item>
        <text:list-item>
          <text:p text:style-name="P51"><text:span text:style-name="T5">Composer</text:span> – Gestionnaire des dépendances (<text:a xlink:type="simple" xlink:href="https://getcomposer.org/" text:style-name="Internet_20_link" text:visited-style-name="Visited_20_Internet_20_Link">https://getcomposer.org/</text:a>)</text:p>
        </text:list-item>
        <text:list-item>
          <text:p text:style-name="P51"><text:span text:style-name="T5">Klein Router</text:span> – Router Php (<text:a xlink:type="simple" xlink:href="https://github.com/klein/klein.php" text:style-name="Internet_20_link" text:visited-style-name="Visited_20_Internet_20_Link">https://github.com/klein/klein.php</text:a>)</text:p>
        </text:list-item>
      </text:list>
      <text:h text:style-name="P99" text:outline-level="2"/>
      <text:h text:style-name="P99" text:outline-level="2"><text:bookmark-start text:name="__RefHeading___Toc1004_530253123"/><text:tab/><text:span text:style-name="T5">3.2 – CSS</text:span><text:bookmark-end text:name="__RefHeading___Toc1004_530253123"/></text:h>
      <text:p text:style-name="P54"><text:span text:style-name="T12"/></text:p>
      <text:list xml:id="list5201090215827924950" text:style-name="L7">
        <text:list-item>
          <text:p text:style-name="P52"><text:span text:style-name="T5">SASS</text:span> – Préprocesseur CSS (<text:a xlink:type="simple" xlink:href="http://sass-lang.com/" text:style-name="Internet_20_link" text:visited-style-name="Visited_20_Internet_20_Link">http://sass-lang.com/</text:a>)</text:p>
        </text:list-item>
        <text:list-item>
          <text:p text:style-name="P52"><text:span text:style-name="T5">Bootstrap</text:span> – Framework <text:s/>(<text:a xlink:type="simple" xlink:href="https://getbootstrap.com/" text:style-name="Internet_20_link" text:visited-style-name="Visited_20_Internet_20_Link">https://getbootstrap.com/</text:a>)</text:p>
        </text:list-item>
      </text:list>
      <text:h text:style-name="P99" text:outline-level="2"/>
      <text:h text:style-name="P99" text:outline-level="2"><text:bookmark-start text:name="__RefHeading___Toc1006_530253123"/><text:tab/><text:span text:style-name="T5">3.3 – JS</text:span><text:bookmark-end text:name="__RefHeading___Toc1006_530253123"/></text:h>
      <text:p text:style-name="P54"><text:span text:style-name="T12"/></text:p>
      <text:list xml:id="list1393098880309408185" text:style-name="L8">
        <text:list-item>
          <text:p text:style-name="P53"><text:span text:style-name="T5">jQuery</text:span><text:span text:style-name="T17"> – Librairie JS (</text:span><text:a xlink:type="simple" xlink:href="http://jquery.com/" text:style-name="Internet_20_link" text:visited-style-name="Visited_20_Internet_20_Link"><text:span text:style-name="T23">http://jquery.com/</text:span></text:a><text:span text:style-name="T23">)</text:span></text:p>
        </text:list-item>
        <text:list-item>
          <text:p text:style-name="P55"><text:span text:style-name="T5">Bootstrap</text:span><text:span text:style-name="T17"> – Framework Front </text:span><text:span text:style-name="T24">(</text:span><text:a xlink:type="simple" xlink:href="https://getbootstrap.com/" text:style-name="Internet_20_link" text:visited-style-name="Visited_20_Internet_20_Link"><text:span text:style-name="T24">https://getbootstrap.com/</text:span></text:a><text:span text:style-name="T24">)</text:span></text:p>
        </text:list-item>
        <text:list-item>
          <text:p text:style-name="P30"><text:span text:style-name="T76">S</text:span>weetAlert –<text:span text:style-name="T17"> Popup Boxes (</text:span><text:a xlink:type="simple" xlink:href="https://limonte.github.io/sweetalert2/" text:style-name="Internet_20_link" text:visited-style-name="Visited_20_Internet_20_Link"><text:span text:style-name="T17">https://limonte.github.io/sweetalert2/</text:span></text:a><text:span text:style-name="T17">)</text:span></text:p>
          <text:p text:style-name="P34"><text:span text:style-name="T17"/></text:p>
        </text:list-item>
      </text:list>
      <text:p text:style-name="P31"><text:span text:style-name="T17"/></text:p>
      <text:h text:style-name="P96" text:outline-level="1"><text:bookmark-start text:name="__RefHeading___Toc1008_530253123"/><text:span text:style-name="T77">4</text:span> – <text:span text:style-name="T77">Exemple Pratique</text:span><text:bookmark-end text:name="__RefHeading___Toc1008_530253123"/></text:h>
      <text:p text:style-name="Text_20_body"/>
      <text:p text:style-name="P57">Pour prendre en main le framework il n’y a rien de mieux qu’un exemple pratique sous forme de tutoriel. J’essaierai d’être le plus concis mais de bien vous expliquer ce qu’il se passe à chaque fois. Pour l’exemple je pars du principe que vous avez votre environnement installé, et que le framework a été configuré avec votre base de donnée existante. Nous allons donc réaliser ensemble le <text:span text:style-name="T5">CRUD</text:span> <text:span text:style-name="T33">(Create, Read, Update, Delete) </text:span><text:span text:style-name="T46">d’une table </text:span><text:span text:style-name="T41">Produits</text:span></text:p>
      <text:p text:style-name="P57"><text:span text:style-name="T41"/></text:p>
      <text:h text:style-name="P100" text:outline-level="2"><text:span text:style-name="T45"><text:tab/></text:span>4.1 – La base de donnée</text:h>
      <text:p text:style-name="P58"/>
      <text:p text:style-name="P57">Nous allons donc créer dans la base de donnée une table <text:span text:style-name="T5">Produits </text:span><text:span text:style-name="T17">et y insérer des données de tests de la manière suivante :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21"><text:span text:style-name="T85"><text:s/>i</text:span>d </text:p>
          </table:table-cell>
          <table:table-cell table:style-name="Tableau2.A1" office:value-type="string">
            <text:p text:style-name="P121"><text:s/><text:span text:style-name="T85">t</text:span>itre</text:p>
          </table:table-cell>
          <table:table-cell table:style-name="Tableau2.A1" office:value-type="string">
            <text:p text:style-name="P121"><text:span text:style-name="T85">d</text:span>escription</text:p>
          </table:table-cell>
          <table:table-cell table:style-name="Tableau2.A1" office:value-type="string">
            <text:p text:style-name="P121"><text:span text:style-name="T85">p</text:span>rix</text:p>
          </table:table-cell>
          <table:table-cell table:style-name="Tableau2.E1" office:value-type="string">
            <text:p text:style-name="P121"><text:span text:style-name="T85">d</text:span>ate_<text:span text:style-name="T85">c</text:span>reation</text:p>
          </table:table-cell>
        </table:table-row>
        <table:table-row>
          <table:table-cell table:style-name="Tableau2.A2" office:value-type="string">
            <text:p text:style-name="P120">1</text:p>
          </table:table-cell>
          <table:table-cell table:style-name="Tableau2.A2" office:value-type="string">
            <text:p text:style-name="P121">Doliprane</text:p>
          </table:table-cell>
          <table:table-cell table:style-name="Tableau2.A2" office:value-type="string">
            <text:p text:style-name="P121">Très efficace contre les maux de têtes c’est l’allié contre vos migraines</text:p>
          </table:table-cell>
          <table:table-cell table:style-name="Tableau2.A2" office:value-type="string">
            <text:p text:style-name="P122">3,00</text:p>
          </table:table-cell>
          <table:table-cell table:style-name="Tableau2.E2" office:value-type="string">
            <text:p text:style-name="P120"/>
          </table:table-cell>
        </table:table-row>
        <table:table-row>
          <table:table-cell table:style-name="Tableau2.A2" office:value-type="string">
            <text:p text:style-name="P123">2</text:p>
          </table:table-cell>
          <table:table-cell table:style-name="Tableau2.A2" office:value-type="string">
            <text:p text:style-name="P121">Ibuprophène</text:p>
          </table:table-cell>
          <table:table-cell table:style-name="Tableau2.A2" office:value-type="string">
            <text:p text:style-name="P121">Moins cher que son concurrent il n’est pas pour autant inefficace</text:p>
          </table:table-cell>
          <table:table-cell table:style-name="Tableau2.A2" office:value-type="string">
            <text:p text:style-name="P122">2,69</text:p>
          </table:table-cell>
          <table:table-cell table:style-name="Tableau2.E2" office:value-type="string">
            <text:p text:style-name="P120"/>
          </table:table-cell>
        </table:table-row>
      </table:table>
      <text:p text:style-name="P57"><text:span text:style-name="T17"/></text:p>
      <text:p text:style-name="P57"><text:span text:style-name="T17">Voilà donc la requête SQL afin de créer ces informations (ainsi que la table) : </text:span></text:p>
      <text:p text:style-name="Preformatted_20_Text"><text:a xlink:type="simple" xlink:href="http://dev.mysql.com/doc/refman/5.7/en/create-table.html" office:target-frame-name="_blank" xlink:show="new" text:style-name="Internet_20_link" text:visited-style-name="Visited_20_Internet_20_Link"><text:span text:style-name="Source_20_Text">CREATE TABLE</text:span></text:a><text:span text:style-name="Source_20_Text"> `</text:span><text:a xlink:type="simple" xlink:href="http://localhost/adminer/?username=root&amp;db=marketplace&amp;table=produits" text:style-name="Internet_20_link" text:visited-style-name="Visited_20_Internet_20_Link"><text:span text:style-name="Source_20_Text">produits</text:span></text:a><text:span text:style-name="Source_20_Text">` (</text:span></text:p>
      <text:p text:style-name="Preformatted_20_Text"><text:span text:style-name="Source_20_Text">  `id_produit` </text:span><text:a xlink:type="simple" xlink:href="http://dev.mysql.com/doc/refman/5.7/en/numeric-type-overview.html" office:target-frame-name="_blank" xlink:show="new" text:style-name="Internet_20_link" text:visited-style-name="Visited_20_Internet_20_Link"><text:span text:style-name="Source_20_Text">int</text:span></text:a><text:span text:style-name="Source_20_Text"> </text:span><text:a xlink:type="simple" xlink:href="http://dev.mysql.com/doc/refman/5.7/en/logical-operators.html#operator_not" office:target-frame-name="_blank" xlink:show="new" text:style-name="Internet_20_link" text:visited-style-name="Visited_20_Internet_20_Link"><text:span text:style-name="Source_20_Text">NOT</text:span></text:a><text:span text:style-name="Source_20_Text"> NULL </text:span><text:a xlink:type="simple" xlink:href="http://dev.mysql.com/doc/refman/5.7/en/example-auto-increment.html" office:target-frame-name="_blank" xlink:show="new" text:style-name="Internet_20_link" text:visited-style-name="Visited_20_Internet_20_Link"><text:span text:style-name="Source_20_Text">AUTO_INCREMENT</text:span></text:a><text:span text:style-name="Source_20_Text"> PRIMARY KEY,</text:span></text:p>
      <text:p text:style-name="Preformatted_20_Text"><text:span text:style-name="Source_20_Text">  `titre_produit` </text:span><text:a xlink:type="simple" xlink:href="http://dev.mysql.com/doc/refman/5.7/en/string-type-overview.html" office:target-frame-name="_blank" xlink:show="new" text:style-name="Internet_20_link" text:visited-style-name="Visited_20_Internet_20_Link"><text:span text:style-name="Source_20_Text">varchar</text:span></text:a><text:span text:style-name="Source_20_Text">(90) COLLATE 'utf8_bin' </text:span><text:a xlink:type="simple" xlink:href="http://dev.mysql.com/doc/refman/5.7/en/logical-operators.html#operator_not" office:target-frame-name="_blank" xlink:show="new" text:style-name="Internet_20_link" text:visited-style-name="Visited_20_Internet_20_Link"><text:span text:style-name="Source_20_Text">NOT</text:span></text:a><text:span text:style-name="Source_20_Text"> NULL,</text:span></text:p>
      <text:p text:style-name="Preformatted_20_Text"><text:span text:style-name="Source_20_Text">  `description_produit` </text:span><text:a xlink:type="simple" xlink:href="http://dev.mysql.com/doc/refman/5.7/en/string-type-overview.html" office:target-frame-name="_blank" xlink:show="new" text:style-name="Internet_20_link" text:visited-style-name="Visited_20_Internet_20_Link"><text:span text:style-name="Source_20_Text">longtext</text:span></text:a><text:span text:style-name="Source_20_Text"> COLLATE 'utf8_bin' NULL,</text:span></text:p>
      <text:p text:style-name="Preformatted_20_Text"><text:span text:style-name="Source_20_Text">  `prix_produit` </text:span><text:a xlink:type="simple" xlink:href="http://dev.mysql.com/doc/refman/5.7/en/numeric-type-overview.html" office:target-frame-name="_blank" xlink:show="new" text:style-name="Internet_20_link" text:visited-style-name="Visited_20_Internet_20_Link"><text:span text:style-name="Source_20_Text">decimal</text:span></text:a><text:span text:style-name="Source_20_Text">(6,2) </text:span><text:a xlink:type="simple" xlink:href="http://dev.mysql.com/doc/refman/5.7/en/logical-operators.html#operator_not" office:target-frame-name="_blank" xlink:show="new" text:style-name="Internet_20_link" text:visited-style-name="Visited_20_Internet_20_Link"><text:span text:style-name="Source_20_Text">NOT</text:span></text:a><text:span text:style-name="Source_20_Text"> NULL,</text:span></text:p>
      <text:p text:style-name="Preformatted_20_Text"><text:span text:style-name="Source_20_Text">  `date_</text:span><text:span text:style-name="Source_20_Text"><text:span text:style-name="T85">c</text:span></text:span><text:span text:style-name="Source_20_Text">reation_produit` </text:span><text:a xlink:type="simple" xlink:href="http://dev.mysql.com/doc/refman/5.7/en/date-and-time-type-overview.html" office:target-frame-name="_blank" xlink:show="new" text:style-name="Internet_20_link" text:visited-style-name="Visited_20_Internet_20_Link"><text:span text:style-name="Source_20_Text">timestamp</text:span></text:a><text:span text:style-name="Source_20_Text"> </text:span><text:a xlink:type="simple" xlink:href="http://dev.mysql.com/doc/refman/5.7/en/logical-operators.html#operator_not" office:target-frame-name="_blank" xlink:show="new" text:style-name="Internet_20_link" text:visited-style-name="Visited_20_Internet_20_Link"><text:span text:style-name="Source_20_Text">NOT</text:span></text:a><text:span text:style-name="Source_20_Text"> NULL</text:span></text:p>
      <text:p text:style-name="Preformatted_20_Text"><text:span text:style-name="Source_20_Text">) ENGINE='InnoDB' COLLATE 'utf8_bin';</text:span></text:p>
      <text:p text:style-name="P127"><text:a xlink:type="simple" xlink:href="http://dev.mysql.com/doc/refman/5.7/en/insert.html" office:target-frame-name="_blank" xlink:show="new" text:style-name="Internet_20_link" text:visited-style-name="Visited_20_Internet_20_Link"><text:span text:style-name="Source_20_Text">INSERT</text:span></text:a><text:span text:style-name="Source_20_Text"> INTO `</text:span><text:a xlink:type="simple" xlink:href="http://localhost/adminer/?username=root&amp;db=marketplace&amp;table=produits" text:style-name="Internet_20_link" text:visited-style-name="Visited_20_Internet_20_Link"><text:span text:style-name="Source_20_Text">produits</text:span></text:a><text:span text:style-name="Source_20_Text">` (`titre_produit`, `description_produit`, `prix_produit`, `date_</text:span><text:span text:style-name="Source_20_Text"><text:span text:style-name="T85">c</text:span></text:span><text:span text:style-name="Source_20_Text">reation_produit`) VALUES ('Doliprane', 'Très efficace contre les maux de têtes c’est l’allié contre vos migraines', '3', </text:span><text:a xlink:type="simple" xlink:href="http://dev.mysql.com/doc/refman/5.7/en/date-and-time-functions.html#function_now" office:target-frame-name="_blank" xlink:show="new" text:style-name="Internet_20_link" text:visited-style-name="Visited_20_Internet_20_Link"><text:span text:style-name="Source_20_Text">now</text:span></text:a><text:span text:style-name="Source_20_Text">()), ('</text:span><text:span text:style-name="Source_20_Text"><text:span text:style-name="T78">Ibuprophène</text:span></text:span><text:span text:style-name="Source_20_Text">', '</text:span><text:span text:style-name="Source_20_Text"><text:span text:style-name="T78">Moins cher que son concurrent il n’est pas pour autant inefficace</text:span></text:span><text:span text:style-name="Source_20_Text">', '</text:span><text:span text:style-name="Source_20_Text"><text:span text:style-name="T79">2.69</text:span></text:span><text:span text:style-name="Source_20_Text">', </text:span><text:a xlink:type="simple" xlink:href="http://dev.mysql.com/doc/refman/5.7/en/date-and-time-functions.html#function_now" office:target-frame-name="_blank" xlink:show="new" text:style-name="Internet_20_link" text:visited-style-name="Visited_20_Internet_20_Link"><text:span text:style-name="Source_20_Text">now</text:span></text:a><text:span text:style-name="Source_20_Text">());</text:span></text:p>
      <text:p text:style-name="P59"><text:span text:style-name="T17"><text:line-break/>Je ne m’attarderai pas sur la base de données, essayons juste de mettre l’encodage en utf-8 le plus possible s’il vous plaît, </text:span><text:span text:style-name="T25">ainsi que de respecter la syntaxe en </text:span><text:span text:style-name="T16">Snake</text:span><text:span text:style-name="T25"> et de suffixer chaque attribut par le nom de sa table.</text:span></text:p>
      <text:p text:style-name="P59"><text:span text:style-name="T17"/></text:p>
      <text:h text:style-name="Heading_20_2" text:outline-level="2"><text:span text:style-name="T45"><text:tab/></text:span><text:span text:style-name="T5">4.2 – Les Routes</text:span></text:h>
      <text:p text:style-name="Text_20_body"><text:span text:style-name="T5"/></text:p>
      <text:p text:style-name="P22">Nous allons maintenant modifier notre fichier de routes <text:span text:style-name="T5">./sources/routes.php </text:span>pour y ajouter toutes les routes dont nous avons besoin pour faire le CRUD. Nous avons donc 4 actions à maîtriser :</text:p>
      <text:list xml:id="list2437112937925053102" text:style-name="L9">
        <text:list-item>
          <text:p text:style-name="P71">L’affichage d’un ou de plusieurs produits</text:p>
        </text:list-item>
        <text:list-item>
          <text:p text:style-name="P23">La création d’un nouveau produit</text:p>
        </text:list-item>
        <text:list-item>
          <text:p text:style-name="P23">L’édition d’un produit existant</text:p>
        </text:list-item>
        <text:list-item>
          <text:p text:style-name="P23">La suppression d’un produit</text:p>
        </text:list-item>
      </text:list>
      <text:p text:style-name="P22">Nous allons regrouper toutes ces routes dans un ensemble pointant sur <text:span text:style-name="T5">/produits </text:span>et nous allons donc rajouter tout cela à notre fichier de routes :</text:p>
      <text:p text:style-name="P128">$klein-&gt;with('/produits', function() use ($klein) {</text:p>
      <text:p text:style-name="P128"><text:tab/>$klein-&gt;respond('GET', '/[i:id]?', ['ProduitsController', 'view']);</text:p>
      <text:p text:style-name="P128"><text:tab/>$klein-&gt;respond(['GET', 'POST'], '/create', ['ProduitsController', 'create']);</text:p>
      <text:p text:style-name="P128"><text:tab/>$klein-&gt;respond(['GET', 'PATCH'], '/edit/[i:id]', ['ProduitsController', 'edit']);</text:p>
      <text:p text:style-name="P128"><text:tab/>$klein-&gt;respond('DELETE', '/delete/[i:id]', ['ProduitsController', 'delete']);</text:p>
      <text:p text:style-name="P128">});</text:p>
      <text:p text:style-name="Text_20_body">Vous remarquerez que j’envoie le paramètre ID (comme un integer) pour l’affichage, la création et la suppression. Cependant pour l’affichage j’ai rajouter un <text:span text:style-name="T5">?</text:span> Pour faire comprendre au router qu’il est possible qu’il n’y ait pas ce paramètre dans l’URL, c’est le cas où j’affiche tous mes produits.</text:p>
      <text:p text:style-name="P62">J’utilise la méthode POST pour la création et la méthode PATCH pour l’édition, <text:span text:style-name="T80">mais</text:span> <text:span text:style-name="T80">c’est comme vous souhaitez, j’essaie de garder une certaine logique Rest.</text:span></text:p>
      <text:p text:style-name="P60"><text:span text:style-name="T17"/></text:p>
      <text:h text:style-name="P101" text:outline-level="2"><text:span text:style-name="T45"><text:tab/></text:span><text:span text:style-name="T5">4.</text:span><text:span text:style-name="T13">3</text:span><text:span text:style-name="T5"> – Le </text:span><text:span text:style-name="T13">Modèle</text:span></text:h>
      <text:p text:style-name="P63"><text:span text:style-name="T5"/></text:p>
      <text:p text:style-name="P24">Maintenant il nous faut créer le modèle de donnée, c’est à dire l’objet de type Produit. Dans <text:span text:style-name="T5">./sources/Models/ </text:span>nous allons donc créer la class Produit.php Attention : <text:span text:style-name="T5">remarquez bien comme je la met au singulier, </text:span>c’est pour conserver une certaine logique : Lorsque je récupère un objet de ce modèle j’aime bien avoir un objet de type <text:span text:style-name="T5">Produit</text:span> et non de type <text:span text:style-name="T81">Produits</text:span> et si j’en récupère plusieurs alors j’aurais plusieurs objets de type <text:span text:style-name="T5">Produit</text:span>.</text:p>
      <text:p text:style-name="P24">Pour créer le modèle c’est très simple, <text:span text:style-name="T84">dans un premier temps il ne faut pas oublier d’étendre la classe Model. Esntuie</text:span> <text:span text:style-name="T84">chaque</text:span> variable <text:span text:style-name="T5">privée </text:span><text:span text:style-name="T84">représente un </text:span>attributs de la table, <text:span text:style-name="T84">puis il y a une fonction getter et setter pour chacune des variables. Nous avons donc le code suivant : </text:span></text:p>
      <text:p text:style-name="P139">class Produit extends Model</text:p>
      <text:p text:style-name="P139">{</text:p>
      <text:p text:style-name="P139"><text:tab/>private $idProduit;</text:p>
      <text:p text:style-name="P139"><text:tab/>private $titreProduit;</text:p>
      <text:p text:style-name="P139"><text:tab/>private $descriptionProduit;</text:p>
      <text:p text:style-name="P139"><text:tab/>private $prixProduit;</text:p>
      <text:p text:style-name="P139"><text:tab/>private $dateCreationProduit;</text:p>
      <text:p text:style-name="P139"><text:tab/>public function getIdProduit()</text:p>
      <text:p text:style-name="P139"><text:tab/>{</text:p>
      <text:p text:style-name="P139"><text:tab/><text:tab/>return $this-&gt;idProduit;</text:p>
      <text:p text:style-name="P139"><text:tab/>}</text:p>
      <text:p text:style-name="P139"><text:tab/>public function getTitreProduit()</text:p>
      <text:p text:style-name="P139"><text:tab/>{</text:p>
      <text:p text:style-name="P139"><text:tab/><text:tab/>return $this-&gt;titreProduit;</text:p>
      <text:p text:style-name="P139"><text:soft-page-break/><text:tab/>}</text:p>
      <text:p text:style-name="P139"><text:tab/>public function getDescriptionProduit()</text:p>
      <text:p text:style-name="P139"><text:tab/>{</text:p>
      <text:p text:style-name="P139"><text:tab/><text:tab/>return $this-&gt;descriptionProduit;</text:p>
      <text:p text:style-name="P139"><text:tab/>}</text:p>
      <text:p text:style-name="P139"><text:tab/>public function getPrixProduit()</text:p>
      <text:p text:style-name="P139"><text:tab/>{</text:p>
      <text:p text:style-name="P139"><text:tab/><text:tab/>return $this-&gt;prixProduit;</text:p>
      <text:p text:style-name="P139"><text:tab/>}</text:p>
      <text:p text:style-name="P139"><text:tab/>public function getDateCreationProduit()</text:p>
      <text:p text:style-name="P139"><text:tab/>{</text:p>
      <text:p text:style-name="P139"><text:tab/><text:tab/>return $this-&gt;dateCreationProduit;</text:p>
      <text:p text:style-name="P139"><text:tab/>}</text:p>
      <text:p text:style-name="P139"><text:tab/>public function setIdProduit($idProduit)</text:p>
      <text:p text:style-name="P139"><text:tab/>{</text:p>
      <text:p text:style-name="P139"><text:tab/><text:tab/>$this-&gt;idProduit = $idProduit;</text:p>
      <text:p text:style-name="P139"><text:tab/>}</text:p>
      <text:p text:style-name="P139"><text:tab/>public function setTitreProduit($titreProduit)</text:p>
      <text:p text:style-name="P139"><text:tab/>{</text:p>
      <text:p text:style-name="P139"><text:tab/><text:tab/>$this-&gt;titreProduit = $titreProduit;</text:p>
      <text:p text:style-name="P139"><text:tab/>}</text:p>
      <text:p text:style-name="P139"><text:tab/>public function setDescriptionProduit($descriptionProduit)</text:p>
      <text:p text:style-name="P139"><text:tab/>{</text:p>
      <text:p text:style-name="P139"><text:tab/><text:tab/>$this-&gt;descriptionProduit = $descriptionProduit;</text:p>
      <text:p text:style-name="P139"><text:tab/>}</text:p>
      <text:p text:style-name="P139"><text:tab/>public function setPrixProduit($prixProduit)</text:p>
      <text:p text:style-name="P139"><text:tab/>{</text:p>
      <text:p text:style-name="P139"><text:tab/><text:tab/>$this-&gt;prixProduit = $prixProduit;</text:p>
      <text:p text:style-name="P139"><text:tab/>}</text:p>
      <text:p text:style-name="P139"><text:tab/>public function setDateCreationProduit($dateCreationProduit)</text:p>
      <text:p text:style-name="P139"><text:tab/>{</text:p>
      <text:p text:style-name="P139"><text:tab/><text:tab/>$this-&gt;dateCreationProduit = $dateCreationProduit;</text:p>
      <text:p text:style-name="P139"><text:tab/>}</text:p>
      <text:p text:style-name="P139">}</text:p>
      <text:p text:style-name="P64">Maintenant lorsque nous ferons appel à ce modèle par le manageur ou autre, nous aurons un objet de type Produit. <text:span text:style-name="T87">Attention de respecter le </text:span><text:span text:style-name="T16">camelCase </text:span><text:span text:style-name="T25">pour différencier le php de la base de donnée.</text:span></text:p>
      <text:p text:style-name="P61"><text:span text:style-name="T17"/></text:p>
      <text:h text:style-name="P102" text:outline-level="2"><text:span text:style-name="T45"><text:tab/></text:span><text:span text:style-name="T5">4.</text:span><text:span text:style-name="T14">4</text:span><text:span text:style-name="T5"> – Le </text:span><text:span text:style-name="T14">Manageur</text:span></text:h>
      <text:p text:style-name="P64"><text:span text:style-name="T5"/></text:p>
      <text:p text:style-name="P25"><text:span text:style-name="T86">Très bien, maintenant le modèle en place nous allons créer notre manageur que l’on mettra dans </text:span><text:span text:style-name="T15">./sources/Models/Managers/ </text:span><text:span text:style-name="T86">et que l’on appellera donc </text:span><text:span text:style-name="T15">ProduitsManager.php </text:span></text:p>
      <text:p text:style-name="P26">Pour faire un manageur c’est très simple, il faut étendre la classe Manager, et puis il faut créer une fonction pour chaque action que l’on veut exécuter sur la base de donnée. Dans notre cas, nous sommes en train de réaliser un CRUD et donc nous avons 4 fonctions : l’affichage, la création, l’édition et la suppression. </text:p>
      <text:p text:style-name="P33">Remarque : <text:span text:style-name="T17">Certains développeurs aiment avoir deux fonctions différentes pour l’affichage, la fonction Get et GetAll, personnellement je préfère faire un switch dans une seule et même fonction. Chacun ses goûts.</text:span></text:p>
      <text:p text:style-name="P33"><text:span text:style-name="T17">Je vais également mettre tout le code SQL dans les fonctions mais je ne vais pas trop m’attarder dessus, sachez juste que le code de chaque fonction permet de réaliser l’action souhaitée sur la base de donnée.</text:span></text:p>
      <text:p text:style-name="P147"><text:soft-page-break/>class ProduitsManager extends Manager</text:p>
      <text:p text:style-name="P147">{</text:p>
      <text:p text:style-name="P147"><text:tab/>public function add(Produit $produit)</text:p>
      <text:p text:style-name="P147"><text:tab/>{</text:p>
      <text:p text:style-name="P147"><text:tab/><text:tab/>$q = $this-&gt;db-&gt;prepare('INSERT INTO produits(titre_produit, description_produit, prix_produit, date_creation_produit) VALUES(:titre_produit, :description_produit, :prix_produit, :date_creation_produit)');</text:p>
      <text:p text:style-name="P147"><text:tab/><text:tab/>$q-&gt;bindValue(':titre_produit', $produit-&gt;getTitreProduit());</text:p>
      <text:p text:style-name="P147"><text:tab/><text:tab/>$q-&gt;bindValue(':description_produit', $produit-&gt;getDescriptionProduit());</text:p>
      <text:p text:style-name="P147"><text:tab/><text:tab/>$q-&gt;bindValue(':prix_produit', $produit-&gt;getPrixProduit());</text:p>
      <text:p text:style-name="P147"><text:tab/><text:tab/>$q-&gt;bindValue(':date_creation_produit', $produit-&gt;getDateCreationProduit());</text:p>
      <text:p text:style-name="P147"><text:tab/><text:tab/>return $q-&gt;execute();</text:p>
      <text:p text:style-name="P147"><text:tab/>}</text:p>
      <text:p text:style-name="P147"><text:tab/>public function get($idProduit = null)</text:p>
      <text:p text:style-name="P147"><text:tab/>{</text:p>
      <text:p text:style-name="P147"><text:tab/><text:tab/>if (is_null($idProduit)) {</text:p>
      <text:p text:style-name="P147"><text:tab/><text:tab/><text:tab/>$produits = [];</text:p>
      <text:p text:style-name="P147"><text:tab/><text:tab/><text:tab/>$q = $this-&gt;db-&gt;query('SELECT id_produit, titre_produit, description_produit, prix_produit, date_creation_produit FROM produits');</text:p>
      <text:p text:style-name="P147"><text:tab/><text:tab/><text:tab/>while ($donnees = $q-&gt;fetch(PDO::FETCH_ASSOC))</text:p>
      <text:p text:style-name="P147"><text:tab/><text:tab/><text:tab/>{</text:p>
      <text:p text:style-name="P147"><text:tab/><text:tab/><text:tab/><text:tab/>$produits[] = new Produit($donnees);</text:p>
      <text:p text:style-name="P147"><text:tab/><text:tab/><text:tab/>}</text:p>
      <text:p text:style-name="P147"><text:tab/><text:tab/><text:tab/>return $produits;</text:p>
      <text:p text:style-name="P147"><text:tab/><text:tab/>} else {</text:p>
      <text:p text:style-name="P147"><text:tab/><text:tab/><text:tab/>$idProduit = (int) $idProduit;</text:p>
      <text:p text:style-name="P147"><text:tab/><text:tab/><text:tab/>$q = $this-&gt;db-&gt;query('SELECT id_produit, titre_produit, description_produit, prix_produit, date_creation_produit FROM produits WHERE id_produit = '.$idProduit);</text:p>
      <text:p text:style-name="P147"><text:tab/><text:tab/><text:tab/>$donnees = $q-&gt;fetch(PDO::FETCH_ASSOC);</text:p>
      <text:p text:style-name="P147"><text:tab/><text:tab/><text:tab/>return new Produit($donnees);</text:p>
      <text:p text:style-name="P147"><text:tab/><text:tab/>}</text:p>
      <text:p text:style-name="P147"><text:tab/>}</text:p>
      <text:p text:style-name="P147"><text:tab/>public function update(Produit $produit)</text:p>
      <text:p text:style-name="P147"><text:tab/>{</text:p>
      <text:p text:style-name="P147"><text:tab/><text:tab/>$q = $this-&gt;db-&gt;prepare('UPDATE produits SET titre_produit = :titre_produit, description_produit = :description_produit, prix_produit = :prix_produit, date_creation_produit = :date_creation_produit WHERE id_produit = :id_produit');</text:p>
      <text:p text:style-name="P147"><text:tab/><text:tab/>$q-&gt;bindValue(':titre_produit', $produit-&gt;getTitreProduit());</text:p>
      <text:p text:style-name="P147"><text:tab/><text:tab/>$q-&gt;bindValue(':description_produit', $produit-&gt;getDescriptionProduit());</text:p>
      <text:p text:style-name="P147"><text:tab/><text:tab/>$q-&gt;bindValue(':prix_produit', $produit-&gt;getPrixProduit());</text:p>
      <text:p text:style-name="P147"><text:tab/><text:tab/>$q-&gt;bindValue(':date_creation_produit', $produit-&gt;getDateCreationProduit());</text:p>
      <text:p text:style-name="P147"><text:tab/><text:tab/>$q-&gt;bindValue(':id_produit', $produit-&gt;getIdProduit());</text:p>
      <text:p text:style-name="P147"><text:tab/><text:tab/>return $q-&gt;execute();</text:p>
      <text:p text:style-name="P147"><text:tab/>}</text:p>
      <text:p text:style-name="P147"><text:tab/>public function delete(Produit $produit)</text:p>
      <text:p text:style-name="P147"><text:tab/>{</text:p>
      <text:p text:style-name="P147"><text:tab/><text:tab/>$q = $this-&gt;db-&gt;prepare('DELETE FROM produits WHERE id_produit = :id_produit');</text:p>
      <text:p text:style-name="P147"><text:tab/><text:tab/>$q-&gt;bindValue(':id_produit', $produit-&gt;getIdProduit());</text:p>
      <text:p text:style-name="P147"><text:tab/><text:tab/>return $q-&gt;execute();</text:p>
      <text:p text:style-name="P147"><text:tab/>}</text:p>
      <text:p text:style-name="P147">}</text:p>
      <text:p text:style-name="Text_20_body">C’est beaucoup de code mais en soit ce n’est pas très compliqué. Le plus difficile c’est de ne pas se tromper entre le <text:span text:style-name="T5">camelCase </text:span><text:span text:style-name="T17">(PHP)</text:span> et le <text:span text:style-name="T5">Snake </text:span><text:span text:style-name="T17">(SQL). </text:span><text:span text:style-name="T25">Et c’est tout ce que fait le manager. Vous remarquerez qu’il nous arrive de passer des objets de type </text:span><text:span text:style-name="T16">Produit </text:span><text:span text:style-name="T25">c’est parce que nous avons créer le modèle produit que nous en sommes capable.</text:span></text:p>
      <text:h text:style-name="P103" text:outline-level="2"><text:soft-page-break/><text:span text:style-name="T45"><text:tab/></text:span><text:span text:style-name="T16">4.5 – Le Contrôleur</text:span></text:h>
      <text:p text:style-name="P65"><text:span text:style-name="T16"/></text:p>
      <text:p text:style-name="P27">Voilà la dernière partie du Back-End et pas la plus simple. Maintenant que nous avons nos routes, nous allons définir toutes nos fonctions qui vont gérer ces routes là. Nous allons donc créer le fichier <text:span text:style-name="T5">ProduitsController.php </text:span>dans <text:span text:style-name="T5">./sources/Controllers/</text:span></text:p>
      <text:p text:style-name="P28">Nous devons faire une fonction statique pour chaque fonction que nous avons déclaré par route un peu plus tôt. <text:span text:style-name="T88">Dans notre cas nous pouvons voir que nous avons relier 4 fonctions différentes : view, create, edit, delete, ce qui nous donne donc le contrôleur suivant : </text:span></text:p>
      <text:p text:style-name="P148">class ProduitsController</text:p>
      <text:p text:style-name="P148">{</text:p>
      <text:p text:style-name="P148"><text:tab/>public static function view($req, $res, $serv, $app)</text:p>
      <text:p text:style-name="P148"><text:tab/>{</text:p>
      <text:p text:style-name="P148"><text:tab/><text:tab/>$ProduitsManager = new ProduitsManager();</text:p>
      <text:p text:style-name="P148"><text:tab/><text:tab/><text:tab/>/*S'il n'y a pas d'ID passé en paramètres : on affiche tous les produits*/</text:p>
      <text:p text:style-name="P148"><text:tab/><text:tab/><text:tab/>if (is_null($req-&gt;id)) {</text:p>
      <text:p text:style-name="P148"><text:tab/><text:tab/><text:tab/><text:tab/>$produits = $ProduitsManager-&gt;get();</text:p>
      <text:p text:style-name="P148"><text:tab/><text:tab/><text:tab/><text:tab/>$params = [</text:p>
      <text:p text:style-name="P148"><text:tab/><text:tab/><text:tab/><text:tab/><text:tab/>'datas'=&gt; [</text:p>
      <text:p text:style-name="P148"><text:tab/><text:tab/><text:tab/><text:tab/><text:tab/><text:tab/>'pageTitle' =&gt; 'Tous les Prodtuis',</text:p>
      <text:p text:style-name="P148"><text:tab/><text:tab/><text:tab/><text:tab/><text:tab/><text:tab/>'produits'=&gt; $produits</text:p>
      <text:p text:style-name="P148"><text:tab/><text:tab/><text:tab/><text:tab/><text:tab/>],</text:p>
      <text:p text:style-name="P148"><text:tab/><text:tab/><text:tab/><text:tab/>];</text:p>
      <text:p text:style-name="P148"><text:tab/><text:tab/><text:tab/><text:tab/>echo $app-&gt;twig-&gt;render('Produits/index.html', $params);</text:p>
      <text:p text:style-name="P148"><text:tab/><text:tab/><text:tab/>} else {</text:p>
      <text:p text:style-name="P148"><text:tab/><text:tab/><text:tab/><text:tab/>/*Sinon il y a un ID passé en paramètre : on affiche uniquement le produit choisi*/</text:p>
      <text:p text:style-name="P148"><text:tab/><text:tab/><text:tab/><text:tab/>$produit = $ProduitsManager-&gt;get($req-&gt;id);</text:p>
      <text:p text:style-name="P148"><text:tab/><text:tab/><text:tab/><text:tab/>$params = [</text:p>
      <text:p text:style-name="P148"><text:tab/><text:tab/><text:tab/><text:tab/><text:tab/>'datas'=&gt; [</text:p>
      <text:p text:style-name="P148"><text:tab/><text:tab/><text:tab/><text:tab/><text:tab/><text:tab/>'pageTitle' =&gt; 'Fiche Produit : '.$produit-&gt;getTitreProduit(),</text:p>
      <text:p text:style-name="P148"><text:tab/><text:tab/><text:tab/><text:tab/><text:tab/><text:tab/>'produit'=&gt; $produit</text:p>
      <text:p text:style-name="P148"><text:tab/><text:tab/><text:tab/><text:tab/><text:tab/>],</text:p>
      <text:p text:style-name="P148"><text:tab/><text:tab/><text:tab/><text:tab/>];</text:p>
      <text:p text:style-name="P148"><text:tab/><text:tab/><text:tab/><text:tab/>echo $app-&gt;twig-&gt;render('Produits/produit.html', $params);</text:p>
      <text:p text:style-name="P148"><text:tab/><text:tab/><text:tab/>}</text:p>
      <text:p text:style-name="P148"><text:tab/>}</text:p>
      <text:p text:style-name="P148"><text:tab/>public static function create($req, $res, $serv, $app)</text:p>
      <text:p text:style-name="P148"><text:tab/>{</text:p>
      <text:p text:style-name="P148"><text:tab/><text:tab/>/*On regarde quelle méthode est utilisée pour appeler la page*/</text:p>
      <text:p text:style-name="P148"><text:tab/><text:tab/>switch ($_SERVER['REQUEST_METHOD']) {</text:p>
      <text:p text:style-name="P148"><text:tab/><text:tab/><text:tab/>/*Si c'est du GET on affiche le formulaire*/</text:p>
      <text:p text:style-name="P148"><text:tab/><text:tab/><text:tab/>case 'GET':</text:p>
      <text:p text:style-name="P148"><text:tab/><text:tab/><text:tab/><text:tab/>$params = [</text:p>
      <text:p text:style-name="P148"><text:tab/><text:tab/><text:tab/><text:tab/><text:tab/>'datas'=&gt; [</text:p>
      <text:p text:style-name="P148"><text:tab/><text:tab/><text:tab/><text:tab/><text:tab/><text:tab/>'pageTitle' =&gt; 'Créer un nouveau Produit',</text:p>
      <text:p text:style-name="P148"><text:tab/><text:tab/><text:tab/><text:tab/><text:tab/><text:tab/>'formId' =&gt; 'produitsCreateForm'</text:p>
      <text:p text:style-name="P148"><text:tab/><text:tab/><text:tab/><text:tab/><text:tab/>],</text:p>
      <text:p text:style-name="P148"><text:tab/><text:tab/><text:tab/><text:tab/>];</text:p>
      <text:p text:style-name="P148"><text:tab/><text:tab/><text:tab/><text:tab/>echo $app-&gt;twig-&gt;render('Produits/edition.html', $params);</text:p>
      <text:p text:style-name="P148"><text:tab/><text:tab/><text:tab/><text:tab/>break;</text:p>
      <text:p text:style-name="P148"><text:tab/><text:tab/><text:tab/>/*Si c'est du POST on fait le traitement des données*/</text:p>
      <text:p text:style-name="P148"><text:tab/><text:tab/><text:tab/>case 'POST':</text:p>
      <text:p text:style-name="P148"><text:tab/><text:tab/><text:tab/><text:tab/>//on sauvegarde</text:p>
      <text:p text:style-name="P148"><text:soft-page-break/><text:tab/><text:tab/><text:tab/><text:tab/>$produit = new Produit();</text:p>
      <text:p text:style-name="P148"><text:tab/><text:tab/><text:tab/><text:tab/>$ProduitsManager = new ProduitsManager();</text:p>
      <text:p text:style-name="P148"><text:tab/><text:tab/><text:tab/><text:tab/>$produit-&gt;setTitreProduit(htmlspecialchars($_POST['titreProduit']));</text:p>
      <text:p text:style-name="P148"><text:tab/><text:tab/><text:tab/><text:tab/>$produit-&gt;setDescriptionProduit(htmlspecialchars($_POST['descriptionProduit']));</text:p>
      <text:p text:style-name="P148"><text:tab/><text:tab/><text:tab/><text:tab/>$produit-&gt;setPrixProduit(htmlspecialchars($_POST['prixProduit']));</text:p>
      <text:p text:style-name="P148"><text:tab/><text:tab/><text:tab/><text:tab/>echo json_encode($ProduitsManager-&gt;add($produit));</text:p>
      <text:p text:style-name="P148"><text:tab/><text:tab/><text:tab/><text:tab/>break;</text:p>
      <text:p text:style-name="P148"><text:tab/><text:tab/>}</text:p>
      <text:p text:style-name="P148"><text:tab/>}</text:p>
      <text:p text:style-name="P148"><text:tab/>public static function edit($req, $res, $serv, $app)</text:p>
      <text:p text:style-name="P148"><text:tab/>{</text:p>
      <text:p text:style-name="P148"><text:tab/><text:tab/>/*Comme le produit est déjà créé, on va prendre ses données*/</text:p>
      <text:p text:style-name="P148"><text:tab/><text:tab/>$ProduitsManager = new ProduitsManager();</text:p>
      <text:p text:style-name="P148"><text:tab/><text:tab/>$produit = $ProduitsManager-&gt;get($req-&gt;id);</text:p>
      <text:p text:style-name="P148"><text:tab/><text:tab/>/*De la même manière on regarde la méthode utilisée*/</text:p>
      <text:p text:style-name="P148"><text:tab/><text:tab/>switch ($_SERVER['REQUEST_METHOD']) {</text:p>
      <text:p text:style-name="P148"><text:tab/><text:tab/><text:tab/>case 'GET':</text:p>
      <text:p text:style-name="P148"><text:tab/><text:tab/><text:tab/><text:tab/>$params = [</text:p>
      <text:p text:style-name="P148"><text:tab/><text:tab/><text:tab/><text:tab/><text:tab/>'datas'=&gt; [</text:p>
      <text:p text:style-name="P148"><text:tab/><text:tab/><text:tab/><text:tab/><text:tab/><text:tab/>'pageTitle' =&gt; 'Editer le produit '.$produit-&gt;getTitreProduit(),</text:p>
      <text:p text:style-name="P148"><text:tab/><text:tab/><text:tab/><text:tab/><text:tab/><text:tab/>'formId' =&gt; 'produitsEditForm',</text:p>
      <text:p text:style-name="P148"><text:tab/><text:tab/><text:tab/><text:tab/><text:tab/><text:tab/>'produit' =&gt; $produit</text:p>
      <text:p text:style-name="P148"><text:tab/><text:tab/><text:tab/><text:tab/><text:tab/>],</text:p>
      <text:p text:style-name="P148"><text:tab/><text:tab/><text:tab/><text:tab/>];</text:p>
      <text:p text:style-name="P148"><text:tab/><text:tab/><text:tab/><text:tab/>echo $app-&gt;twig-&gt;render('Produits/edition.html', $params);</text:p>
      <text:p text:style-name="P148"><text:tab/><text:tab/><text:tab/><text:tab/>break;</text:p>
      <text:p text:style-name="P148"><text:tab/><text:tab/><text:tab/>case 'PATCH':</text:p>
      <text:p text:style-name="P148"><text:tab/><text:tab/><text:tab/><text:tab/>/*Comme Php ne dispose pas d'un $_PATCH on va le créer nous même*/</text:p>
      <text:p text:style-name="P148"><text:tab/><text:tab/><text:tab/><text:tab/>parse_str(file_get_contents('php://input'), $_PATCH);</text:p>
      <text:p text:style-name="P148"><text:tab/><text:tab/><text:tab/><text:tab/>$produit-&gt;setTitreProduit(htmlspecialchars($_PATCH['titreProduit']));</text:p>
      <text:p text:style-name="P148"><text:tab/><text:tab/><text:tab/><text:tab/>$produit-&gt;setDescriptionProduit(htmlspecialchars($_PATCH['descriptionProduit']));</text:p>
      <text:p text:style-name="P148"><text:tab/><text:tab/><text:tab/><text:tab/>$produit-&gt;setPrixProduit(htmlspecialchars($_PATCH['prixProduit']));</text:p>
      <text:p text:style-name="P148"><text:tab/><text:tab/><text:tab/><text:tab/>echo json_encode($ProduitsManager-&gt;update($produit));</text:p>
      <text:p text:style-name="P148"><text:tab/><text:tab/><text:tab/><text:tab/>break;</text:p>
      <text:p text:style-name="P148"><text:tab/><text:tab/>}</text:p>
      <text:p text:style-name="P148"><text:tab/>}</text:p>
      <text:p text:style-name="P148"><text:tab/>public static function delete($req, $res, $serv, $app)</text:p>
      <text:p text:style-name="P148"><text:tab/>{</text:p>
      <text:p text:style-name="P148"><text:tab/><text:tab/>/*Pas besoin de regarder la méthode vu que le router ne laissera passer que la methode DELETE*/</text:p>
      <text:p text:style-name="P148"><text:tab/><text:tab/>$ProduitsManager = new ProduitsManager();</text:p>
      <text:p text:style-name="P148"><text:tab/><text:tab/>$produit = $ProduitsManager-&gt;get($req-&gt;id);</text:p>
      <text:p text:style-name="P148"><text:tab/><text:tab/>echo json_encode($ProduitsManager-&gt;delete($produit));</text:p>
      <text:p text:style-name="P148"><text:tab/>}</text:p>
      <text:p text:style-name="P148">}</text:p>
      <text:p text:style-name="Text_20_body">Voilà, notre contrôleur est terminé. Vous remarquerez <text:span text:style-name="T89">que certaines fonctions renvoient soit une vue en HTML soit du JSON, ce-dernier sera exploité par le JavaScript plus tard.</text:span></text:p>
      <text:p text:style-name="P66">J’ai essayé de mettre beaucoup de commentaires pour que vous compreniez bien, ce controleur est très rudimentaire et il ne propose aucune vérification des données qu’il reçoit, mais c’est pour que vous compreniez bien à quoi cela sert et comment l’utiliser rapidement.</text:p>
      <text:p text:style-name="P66"/>
      <text:h text:style-name="P104" text:outline-level="2"><text:soft-page-break/><text:span text:style-name="T45"><text:tab/></text:span><text:span text:style-name="T16">4.</text:span><text:span text:style-name="T5">6</text:span><text:span text:style-name="T16"> – Le</text:span><text:span text:style-name="T5">s</text:span><text:span text:style-name="T16"> </text:span><text:span text:style-name="T5">Vues</text:span></text:h>
      <text:p text:style-name="P66"><text:span text:style-name="T5"/></text:p>
      <text:p text:style-name="P66"><text:span text:style-name="T17">Maintenant nous allons passer aux vues. Comme vous l’avez sûrement compris en voyant le contrôleur nous aurons besoin de </text:span><text:span text:style-name="T26">3</text:span><text:span text:style-name="T17"> vues différentes que nous allons mettre dans un sous-dossier</text:span><text:span text:style-name="T5"> /Produits/ </text:span><text:span text:style-name="T17">et le tout sera placé dans </text:span><text:span text:style-name="T5">./sources/Views</text:span></text:p>
      <text:h text:style-name="Heading_20_3" text:outline-level="3"><text:tab/><text:tab/>4.6.1 – Affichage de tous les <text:span text:style-name="T90">produits</text:span></text:h>
      <text:p text:style-name="P67">Nous allons créer le fichier <text:span text:style-name="T30">index.html </text:span><text:span text:style-name="T46">qui affichera tous les produits. Vous devez vous souvenir qu’à chaque fois que nous faisions un rendu Twig nous passions le chemin de la vue ainsi qu’un tableau de données. Il va falloir que nous le prenions en compte pour compléter notre vue.</text:span></text:p>
      <text:p text:style-name="P140">{% extends "_wireframe.html" %}</text:p>
      <text:p text:style-name="P140">{% block content %}</text:p>
      <text:p text:style-name="P140"><text:tab/>&lt;main class="row"&gt;</text:p>
      <text:p text:style-name="P140"><text:tab/><text:tab/>&lt;section class='col-xs-6 col-sm-8'&gt;</text:p>
      <text:p text:style-name="P140"><text:tab/><text:tab/><text:tab/>&lt;h1&gt;{{ datas.pageTitle }}&lt;/h1&gt;</text:p>
      <text:p text:style-name="P140"><text:tab/><text:tab/><text:tab/>&lt;a href="/produits/create"&gt;Créer un nouveau Produit&lt;/a&gt;</text:p>
      <text:p text:style-name="P140"><text:tab/><text:tab/><text:tab/>&lt;div class="row"&gt;</text:p>
      <text:p text:style-name="P140"><text:tab/><text:tab/><text:tab/><text:tab/>{% for produit in datas.produits %}</text:p>
      <text:p text:style-name="P140"><text:tab/><text:tab/><text:tab/><text:tab/><text:tab/>&lt;article class="col-xs-6 col-sm-4"&gt;</text:p>
      <text:p text:style-name="P140"><text:tab/><text:tab/><text:tab/><text:tab/><text:tab/><text:tab/>&lt;a href="/produits/{{ produit.getIdProduit() }}"&gt;</text:p>
      <text:p text:style-name="P140"><text:tab/><text:tab/><text:tab/><text:tab/><text:tab/><text:tab/><text:tab/>&lt;h2&gt;{{ produit.getTitreProduit() }}&lt;/h2&gt;</text:p>
      <text:p text:style-name="P140"><text:tab/><text:tab/><text:tab/><text:tab/><text:tab/><text:tab/><text:tab/>&lt;small&gt;{{ produit.getPrixProduit }} <text:span text:style-name="T96">€</text:span>&lt;/small&gt;</text:p>
      <text:p text:style-name="P140"><text:tab/><text:tab/><text:tab/><text:tab/><text:tab/><text:tab/>&lt;/a&gt;</text:p>
      <text:p text:style-name="P140"><text:tab/><text:tab/><text:tab/><text:tab/><text:tab/>&lt;/article&gt;</text:p>
      <text:p text:style-name="P140"><text:tab/><text:tab/><text:tab/><text:tab/>{% else %}</text:p>
      <text:p text:style-name="P140"><text:tab/><text:tab/><text:tab/><text:tab/><text:tab/>&lt;p class="col-xs-12"&gt;&lt;strong&gt;Il n'y a aucun Produit pour le moment. Veuillez en créer un&lt;/strong&gt;&lt;/p&gt;</text:p>
      <text:p text:style-name="P140"><text:tab/><text:tab/><text:tab/><text:tab/>{% endfor %}</text:p>
      <text:p text:style-name="P140"><text:tab/><text:tab/><text:tab/>&lt;/div&gt;</text:p>
      <text:p text:style-name="P140"><text:tab/><text:tab/><text:tab/>&lt;/ul&gt;</text:p>
      <text:p text:style-name="P140"><text:tab/><text:tab/>&lt;/section&gt;</text:p>
      <text:p text:style-name="P140"><text:tab/>&lt;/main&gt;</text:p>
      <text:p text:style-name="P140">{% endblock %}</text:p>
      <text:p text:style-name="Text_20_body"/>
      <text:h text:style-name="P112" text:outline-level="3"><text:tab/><text:tab/>4.6.<text:span text:style-name="T90">2</text:span> – Affichage d’<text:span text:style-name="T90">un produit</text:span></text:h>
      <text:p text:style-name="P67">Bon continuons sur notre lancée pour créer la vue qui affichera un seul produit. <text:span text:style-name="T91">Nous l’appellerons sobrement </text:span><text:span text:style-name="T32">produit.html. </text:span><text:span text:style-name="T40">Cette fois elle affichera en détail les données du produit.</text:span></text:p>
      <text:p text:style-name="P143">{% extends "_wireframe.html" %}</text:p>
      <text:p text:style-name="P143">{% block content %}</text:p>
      <text:p text:style-name="P143"><text:tab/>&lt;main class="row"&gt;</text:p>
      <text:p text:style-name="P143"><text:tab/><text:tab/>&lt;section class='col-xs-6 col-sm-8'&gt;</text:p>
      <text:p text:style-name="P143"><text:tab/><text:tab/><text:tab/>&lt;h1&gt;</text:p>
      <text:p text:style-name="P143"><text:tab/><text:tab/><text:tab/><text:tab/>{{ datas.pageTitle }}</text:p>
      <text:p text:style-name="P143"><text:tab/><text:tab/><text:tab/><text:tab/>&lt;small&gt;</text:p>
      <text:p text:style-name="P143"><text:tab/><text:tab/><text:tab/><text:tab/><text:tab/>&lt;a href="/produits/edit/{{ datas.produit.getIdProduit() }}"&gt;Editer&lt;/a&gt;</text:p>
      <text:p text:style-name="P143"><text:tab/><text:tab/><text:tab/><text:tab/>&lt;/small&gt;</text:p>
      <text:p text:style-name="P143"><text:tab/><text:tab/><text:tab/>&lt;/h1&gt;</text:p>
      <text:p text:style-name="P143"><text:tab/><text:tab/><text:tab/>&lt;small&gt;Le {{ datas.produit.getDateCreationProduit()|date("d F Y") }}&lt;/small&gt;</text:p>
      <text:p text:style-name="P143"><text:soft-page-break/><text:tab/><text:tab/><text:tab/>&lt;div class="produit_content"&gt;</text:p>
      <text:p text:style-name="P143"><text:tab/><text:tab/><text:tab/><text:tab/>{{ datas.produit.getDescriptionProduit() }}</text:p>
      <text:p text:style-name="P143"><text:tab/><text:tab/><text:tab/>&lt;/div&gt;</text:p>
      <text:p text:style-name="P143"><text:tab/><text:tab/><text:tab/>&lt;strong&gt;{{ datas.produit.getPrixProduit() }} <text:span text:style-name="T96">€</text:span>&lt;/strong&gt;</text:p>
      <text:p text:style-name="P143"><text:tab/><text:tab/>&lt;/section&gt;</text:p>
      <text:p text:style-name="P143"><text:tab/>&lt;/main&gt;</text:p>
      <text:p text:style-name="P143">{% endblock %}</text:p>
      <text:p text:style-name="Text_20_body"/>
      <text:h text:style-name="P113" text:outline-level="3"><text:tab/><text:tab/>4.6.<text:span text:style-name="T92">3</text:span> – <text:span text:style-name="T92">Création / édition </text:span>d’<text:span text:style-name="T90">un produit</text:span></text:h>
      <text:p text:style-name="P68">Enfin il ne nous reste plus que la page d’édition du produit. Si vous le souhaitez vous pouvez scinder cette page en deux pages différentes, une page <text:span text:style-name="T30">creation.html</text:span> et une page <text:span text:style-name="T30">edition.html </text:span><text:span text:style-name="T35">personnellement j’ai décidé de ne faire qu’une seule page, en revanche je passe un paramètre supplémentaire dans toutes les données que j’envoie à la vue qui est </text:span><text:span text:style-name="T41">formId </text:span><text:span text:style-name="T46">et qui me permettra de différencier la création de l’édition.</text:span></text:p>
      <text:p text:style-name="P145">{% extends "_wireframe.html" %}</text:p>
      <text:p text:style-name="P145">{% block content %}</text:p>
      <text:p text:style-name="P145"><text:tab/>&lt;main class="row"&gt;</text:p>
      <text:p text:style-name="P145"><text:tab/><text:tab/>&lt;section class='col-xs-6 col-sm-8'&gt;</text:p>
      <text:p text:style-name="P145"><text:tab/><text:tab/><text:tab/>&lt;h1&gt;{{ datas.pageTitle }}&lt;/h1&gt;</text:p>
      <text:p text:style-name="P145"><text:tab/><text:tab/><text:tab/>&lt;form id="{{ datas.formId }}"&gt;</text:p>
      <text:p text:style-name="P145"><text:tab/><text:tab/><text:tab/><text:tab/>&lt;div class="form-group"&gt;</text:p>
      <text:p text:style-name="P145"><text:tab/><text:tab/><text:tab/><text:tab/><text:tab/>&lt;label for="titreProduit"&gt;Titre&lt;/label&gt;</text:p>
      <text:p text:style-name="P145"><text:tab/><text:tab/><text:tab/><text:tab/><text:tab/>&lt;input type="text" class="form-control" name="titreProduit" id="titreProduit" placeholder="Entrer un titre" value="{{ datas.produit.getTitreProduit() }}"&gt;</text:p>
      <text:p text:style-name="P145"><text:tab/><text:tab/><text:tab/><text:tab/>&lt;/div&gt;</text:p>
      <text:p text:style-name="P145"><text:tab/><text:tab/><text:tab/><text:tab/>&lt;div class="form-group"&gt;</text:p>
      <text:p text:style-name="P145"><text:tab/><text:tab/><text:tab/><text:tab/><text:tab/>&lt;label for="descriptionProduit"&gt;Description du Produit&lt;/label&gt;</text:p>
      <text:p text:style-name="P145"><text:tab/><text:tab/><text:tab/><text:tab/><text:tab/>&lt;textarea class="form-control" name="descriptionProduit" id="descriptionProduit" placeholder="Entrer votre contenu"&gt;{{datas.produit.getDescriptionProduit() }}&lt;/textarea&gt;</text:p>
      <text:p text:style-name="P145"><text:tab/><text:tab/><text:tab/><text:tab/>&lt;/div&gt;</text:p>
      <text:p text:style-name="P145"><text:tab/><text:tab/><text:tab/><text:tab/>&lt;div class="form-group"&gt;</text:p>
      <text:p text:style-name="P145"><text:tab/><text:tab/><text:tab/><text:tab/><text:tab/>&lt;label for="prixProduit"&gt;Prix du Produit&lt;/label&gt;</text:p>
      <text:p text:style-name="P145"><text:tab/><text:tab/><text:tab/><text:tab/><text:tab/>&lt;input type="text" class="form-control" name="prixProduit" id="prixProduit" placeholder="Entrer le prix du produit" value="{{datas.produit.getPrixProduit() }}"&gt;</text:p>
      <text:p text:style-name="P145"><text:tab/><text:tab/><text:tab/><text:tab/>&lt;/div&gt;</text:p>
      <text:p text:style-name="P145"><text:tab/><text:tab/><text:tab/><text:tab/>&lt;button type="submit" class="btn btn-primary"&gt;Submit&lt;/button&gt;</text:p>
      <text:p text:style-name="P145"><text:tab/><text:tab/><text:tab/><text:tab/>&lt;a href='#' id="removeProduit" data-produitid="{{ datas.produit.getIdProduit() }}" class="btn btn-warning"&gt;Supprimer&lt;/a&gt;</text:p>
      <text:p text:style-name="P145"><text:tab/><text:tab/><text:tab/>&lt;/form&gt;</text:p>
      <text:p text:style-name="P145"><text:tab/><text:tab/>&lt;/section&gt;</text:p>
      <text:p text:style-name="P145"><text:tab/>&lt;/main&gt;</text:p>
      <text:p text:style-name="P145">{% endblock %}</text:p>
      <text:p text:style-name="P145">{% block footer %}</text:p>
      <text:p text:style-name="P145"><text:tab/>{{ parent() }}</text:p>
      <text:p text:style-name="P145"><text:tab/>&lt;script type="text/javascript" src="/assets/scripts/produits.js"&gt;&lt;/script&gt;</text:p>
      <text:p text:style-name="P145">{% endblock %}</text:p>
      <text:h text:style-name="P114" text:outline-level="3"/>
      <text:h text:style-name="P97" text:outline-level="2"/>
      <text:h text:style-name="P105" text:outline-level="2"><text:tab/>4.<text:span text:style-name="T93">7 – Développement du script</text:span></text:h>
      <text:p text:style-name="P69"/>
      <text:p text:style-name="P70">Comme vous l’avez remarqué sur la dernière vue que nous avons fait, nous passons un fichier Javascript que nous rajoutons au block <text:span text:style-name="T30">footer</text:span>. Ce fichier nous servira à définir les différentes actions lors de l’envoi du formulaire. Ne vous en faites pas il va y avoir de l’ajax.</text:p>
      <text:p text:style-name="P70">Je vous laisse styliser les pages comme bon vous semble, en revanche pour ce qui est du script laissez moi vous montrer la base de la base.</text:p>
      <text:p text:style-name="P70">Commençons par créer le fichier dans <text:span text:style-name="T5">./resources/js/ </text:span><text:span text:style-name="T17">et nommons le </text:span><text:span text:style-name="T33">produits.js</text:span></text:p>
      <text:p text:style-name="P39"><text:span text:style-name="T17">Il va falloir gérer 3 cas particuliers, la création, l’édition ainsi que la suppression d’un produit. Nous allons récupérer les données du formulaire et les envoyer au contrôleur grâce à de l’AJAX. Nous passerons pour des soucis de rapidité sur la validation côté client, comme nous l’avons passé côté serveur, mais n’oubliez pas que c’est </text:span><text:span text:style-name="T5">IMPORTANT.</text:span></text:p>
      <text:p text:style-name="P36">Voilà donc le fichier que vous devriez obtenir :</text:p>
      <text:p text:style-name="P149">(function($) {</text:p>
      <text:p text:style-name="P149"><text:tab/>$(document).ready(function() {</text:p>
      <text:p text:style-name="P149"><text:tab/><text:tab/>var produitId = $('a#removeProduit').data('produitid') || -1;</text:p>
      <text:p text:style-name="P149"><text:tab/><text:tab/>/*Suppression*/</text:p>
      <text:p text:style-name="P149"><text:tab/><text:tab/>$('a#removeProduit').click(function(event) {</text:p>
      <text:p text:style-name="P149"><text:tab/><text:tab/><text:tab/>$.ajax({</text:p>
      <text:p text:style-name="P149"><text:tab/><text:tab/><text:tab/><text:tab/>url: '/produits/delete/' + produitId,</text:p>
      <text:p text:style-name="P149"><text:tab/><text:tab/><text:tab/><text:tab/>type: 'DELETE',</text:p>
      <text:p text:style-name="P149"><text:tab/><text:tab/><text:tab/><text:tab/>dataType: 'JSON',</text:p>
      <text:p text:style-name="P149"><text:tab/><text:tab/><text:tab/><text:tab/>success: function(result) {</text:p>
      <text:p text:style-name="P149"><text:tab/><text:tab/><text:tab/><text:tab/><text:tab/>if (result === true) {</text:p>
      <text:p text:style-name="P149"><text:tab/><text:tab/><text:tab/><text:tab/><text:tab/><text:tab/>alert('Le produit a bien été supprimé');</text:p>
      <text:p text:style-name="P149"><text:tab/><text:tab/><text:tab/><text:tab/><text:tab/><text:tab/>window.location.href = '/produits';</text:p>
      <text:p text:style-name="P149"><text:tab/><text:tab/><text:tab/><text:tab/><text:tab/>} else {</text:p>
      <text:p text:style-name="P149"><text:tab/><text:tab/><text:tab/><text:tab/><text:tab/><text:tab/>console.log('Problème de suppression');</text:p>
      <text:p text:style-name="P149"><text:tab/><text:tab/><text:tab/><text:tab/><text:tab/>}</text:p>
      <text:p text:style-name="P149"><text:tab/><text:tab/><text:tab/><text:tab/>}</text:p>
      <text:p text:style-name="P149"><text:tab/><text:tab/><text:tab/>});</text:p>
      <text:p text:style-name="P149"><text:tab/><text:tab/><text:tab/>event.preventDefault();</text:p>
      <text:p text:style-name="P149"><text:tab/><text:tab/><text:tab/>return false;</text:p>
      <text:p text:style-name="P149"><text:tab/><text:tab/>});</text:p>
      <text:p text:style-name="P149"><text:tab/><text:tab/>/*Création Produit*/</text:p>
      <text:p text:style-name="P149"><text:tab/><text:tab/>$('form#produitsCreateForm').submit(function(event) {</text:p>
      <text:p text:style-name="P149"><text:tab/><text:tab/><text:tab/>var datas = formToJSON(this);</text:p>
      <text:p text:style-name="P149"><text:tab/><text:tab/><text:tab/>$.ajax({</text:p>
      <text:p text:style-name="P149"><text:tab/><text:tab/><text:tab/><text:tab/>url: window.location.href,</text:p>
      <text:p text:style-name="P149"><text:tab/><text:tab/><text:tab/><text:tab/>type: 'POST',</text:p>
      <text:p text:style-name="P149"><text:tab/><text:tab/><text:tab/><text:tab/>data: datas,</text:p>
      <text:p text:style-name="P149"><text:tab/><text:tab/><text:tab/><text:tab/>dataType: 'JSON',</text:p>
      <text:p text:style-name="P149"><text:tab/><text:tab/><text:tab/><text:tab/>success: function(result) {</text:p>
      <text:p text:style-name="P149"><text:tab/><text:tab/><text:tab/><text:tab/><text:tab/>if (result === true) {</text:p>
      <text:p text:style-name="P149"><text:tab/><text:tab/><text:tab/><text:tab/><text:tab/><text:tab/>alert('Le produit a bien été sauvegardé');</text:p>
      <text:p text:style-name="P149"><text:tab/><text:tab/><text:tab/><text:tab/><text:tab/><text:tab/>window.location.href = '/produits';</text:p>
      <text:p text:style-name="P149"><text:tab/><text:tab/><text:tab/><text:tab/><text:tab/>} else {</text:p>
      <text:p text:style-name="P149"><text:tab/><text:tab/><text:tab/><text:tab/><text:tab/><text:tab/>console.log('Problème de sauvegarde');</text:p>
      <text:p text:style-name="P149"><text:tab/><text:tab/><text:tab/><text:tab/><text:tab/>}</text:p>
      <text:p text:style-name="P149"><text:tab/><text:tab/><text:tab/><text:tab/>}</text:p>
      <text:p text:style-name="P149"><text:tab/><text:tab/><text:tab/>});</text:p>
      <text:p text:style-name="P149"><text:tab/><text:tab/><text:tab/>event.preventDefault();</text:p>
      <text:p text:style-name="P149"><text:soft-page-break/><text:tab/><text:tab/><text:tab/>return false;</text:p>
      <text:p text:style-name="P149"><text:tab/><text:tab/>});</text:p>
      <text:p text:style-name="P149"><text:tab/><text:tab/>/*Edition Produit*/</text:p>
      <text:p text:style-name="P149"><text:tab/><text:tab/>$('form#produitsEditForm').submit(function(event) {</text:p>
      <text:p text:style-name="P149"><text:tab/><text:tab/><text:tab/>console.log("SubmitedMe");</text:p>
      <text:p text:style-name="P149"><text:tab/><text:tab/><text:tab/>var datas = formToJSON(this);</text:p>
      <text:p text:style-name="P149"><text:tab/><text:tab/><text:tab/>$.ajax({</text:p>
      <text:p text:style-name="P149"><text:tab/><text:tab/><text:tab/><text:tab/>url: window.location.href,</text:p>
      <text:p text:style-name="P149"><text:tab/><text:tab/><text:tab/><text:tab/>type: 'PATCH',</text:p>
      <text:p text:style-name="P149"><text:tab/><text:tab/><text:tab/><text:tab/>data: datas,</text:p>
      <text:p text:style-name="P149"><text:tab/><text:tab/><text:tab/><text:tab/>dataType: 'JSON',</text:p>
      <text:p text:style-name="P149"><text:tab/><text:tab/><text:tab/><text:tab/>success: function(result) {</text:p>
      <text:p text:style-name="P149"><text:tab/><text:tab/><text:tab/><text:tab/><text:tab/>if (result === true) {</text:p>
      <text:p text:style-name="P149"><text:tab/><text:tab/><text:tab/><text:tab/><text:tab/><text:tab/>alert('Le produit a bien été édité');</text:p>
      <text:p text:style-name="P149"><text:tab/><text:tab/><text:tab/><text:tab/><text:tab/><text:tab/>window.location.href = '/produits/' + produitId;</text:p>
      <text:p text:style-name="P149"><text:tab/><text:tab/><text:tab/><text:tab/><text:tab/>} else {</text:p>
      <text:p text:style-name="P149"><text:tab/><text:tab/><text:tab/><text:tab/><text:tab/><text:tab/>console.log("Problème d'édition");</text:p>
      <text:p text:style-name="P149"><text:tab/><text:tab/><text:tab/><text:tab/><text:tab/>}</text:p>
      <text:p text:style-name="P149"><text:tab/><text:tab/><text:tab/><text:tab/>}</text:p>
      <text:p text:style-name="P149"><text:tab/><text:tab/><text:tab/>});</text:p>
      <text:p text:style-name="P149"><text:tab/><text:tab/><text:tab/>event.preventDefault();</text:p>
      <text:p text:style-name="P149"><text:tab/><text:tab/><text:tab/>return false;</text:p>
      <text:p text:style-name="P149"><text:tab/><text:tab/>});</text:p>
      <text:p text:style-name="P149"><text:tab/>});</text:p>
      <text:p text:style-name="P149">})(jQuery);</text:p>
      <text:p text:style-name="P36"/>
      <text:p text:style-name="P38">Vous remarquerez que j’utilise une fonction <text:span text:style-name="T5">formToJSON</text:span> qui est une fonction que j’ai créée pour récupérer toutes les valeurs d’un formulaire et les trasformées en JSON, pour faciliter l’échange de données. Je n’ai pas utilisé dans l’exemple la librairie de SweetAlert et c’est un peu rudimentaire, mais au moins vous avez l’essentiel pour que cela fonctionne.</text:p>
      <text:p text:style-name="P37">Maintenant il ne vous reste plus qu’à lancer dans le terminal <text:span text:style-name="T5">Gulp, </text:span>croiser les doigts, prier un bon coup et admirer le résulta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loext:graphic-properties draw:fill="solid" draw:fill-color="#cccccc"/>
      <style:paragraph-properties fo:margin-top="0cm" fo:margin-bottom="0cm" loext:contextual-spacing="false" style:page-number="auto" fo:background-color="#cccccc"/>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text-overline-style="none" style:text-overline-color="#ccccc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margin-top="0.101cm" fo:margin-bottom="0.101cm" loext:contextual-spacing="false" fo:text-indent="0cm" style:auto-text-indent="fals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loext:contextual-spacing="false" fo:text-indent="0cm" style:auto-text-indent="false">
        <style:tab-stops>
          <style:tab-stop style:position="16.002cm" style:type="right" style:leader-style="dotted" style:leader-text="."/>
        </style:tab-stops>
      </style:paragraph-properties>
      <style:text-properties fo:font-style="italic"/>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4:33:00.303336877</meta:creation-date>
    <dc:date>2017-12-29T15:30:59.807708389</dc:date>
    <meta:editing-duration>PT2H53M32S</meta:editing-duration>
    <meta:editing-cycles>52</meta:editing-cycles>
    <meta:generator>LibreOffice/5.1.6.2$Linux_X86_64 LibreOffice_project/10m0$Build-2</meta:generator>
    <meta:document-statistic meta:table-count="2" meta:image-count="0" meta:object-count="0" meta:page-count="23" meta:paragraph-count="597" meta:word-count="5724" meta:character-count="40071" meta:non-whitespace-character-count="33861"/>
  </office:meta>
</office:document-meta>
</file>